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5.544cm"/>
    </style:style>
    <style:style style:name="co4" style:family="table-column">
      <style:table-column-properties fo:break-before="auto" style:column-width="4.775cm"/>
    </style:style>
    <style:style style:name="co5" style:family="table-column">
      <style:table-column-properties fo:break-before="auto" style:column-width="4.934cm"/>
    </style:style>
    <style:style style:name="co6" style:family="table-column">
      <style:table-column-properties fo:break-before="auto" style:column-width="5.191cm"/>
    </style:style>
    <style:style style:name="co7" style:family="table-column">
      <style:table-column-properties fo:break-before="auto" style:column-width="4.517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64cm"/>
    </style:style>
    <style:style style:name="co11" style:family="table-column">
      <style:table-column-properties fo:break-before="auto" style:column-width="5.992cm"/>
    </style:style>
    <style:style style:name="co12" style:family="table-column">
      <style:table-column-properties fo:break-before="auto" style:column-width="5.223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3.909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171cm"/>
    </style:style>
    <style:style style:name="co17" style:family="table-column">
      <style:table-column-properties fo:break-before="auto" style:column-width="4.165cm"/>
    </style:style>
    <style:style style:name="co18" style:family="table-column">
      <style:table-column-properties fo:break-before="auto" style:column-width="5.81cm"/>
    </style:style>
    <style:style style:name="co19" style:family="table-column">
      <style:table-column-properties fo:break-before="auto" style:column-width="4.284cm"/>
    </style:style>
    <style:style style:name="co20" style:family="table-column">
      <style:table-column-properties fo:break-before="auto" style:column-width="6.428cm"/>
    </style:style>
    <style:style style:name="co21" style:family="table-column">
      <style:table-column-properties fo:break-before="auto" style:column-width="4.902cm"/>
    </style:style>
    <style:style style:name="co22" style:family="table-column">
      <style:table-column-properties fo:break-before="auto" style:column-width="12.275cm"/>
    </style:style>
    <style:style style:name="co23" style:family="table-column">
      <style:table-column-properties fo:break-before="auto" style:column-width="4.72cm"/>
    </style:style>
    <style:style style:name="co24" style:family="table-column">
      <style:table-column-properties fo:break-before="auto" style:column-width="5.666cm"/>
    </style:style>
    <style:style style:name="co25" style:family="table-column">
      <style:table-column-properties fo:break-before="auto" style:column-width="5.65cm"/>
    </style:style>
    <style:style style:name="co26" style:family="table-column">
      <style:table-column-properties fo:break-before="auto" style:column-width="4.988cm"/>
    </style:style>
    <style:style style:name="co27" style:family="table-column">
      <style:table-column-properties fo:break-before="auto" style:column-width="5.93cm"/>
    </style:style>
    <style:style style:name="co28" style:family="table-column">
      <style:table-column-properties fo:break-before="auto" style:column-width="4.327cm"/>
    </style:style>
    <style:style style:name="co29" style:family="table-column">
      <style:table-column-properties fo:break-before="auto" style:column-width="4.644cm"/>
    </style:style>
    <style:style style:name="co30" style:family="table-column">
      <style:table-column-properties fo:break-before="auto" style:column-width="5.376cm"/>
    </style:style>
    <style:style style:name="co31" style:family="table-column">
      <style:table-column-properties fo:break-before="auto" style:column-width="3.722cm"/>
    </style:style>
    <style:style style:name="co32" style:family="table-column">
      <style:table-column-properties fo:break-before="auto" style:column-width="4.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be33d" fo:border="0.74pt solid #000000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74pt solid #000000" fo:padding="0.071cm"/>
      <style:paragraph-properties fo:text-align="center" fo:margin-left="0cm"/>
      <style:text-properties style:font-name="Arial"/>
    </style:style>
    <style:style style:name="ce4" style:family="table-cell" style:parent-style-name="Default" style:data-style-name="N11">
      <style:table-cell-properties fo:border="0.74pt solid #000000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/>
    </style:style>
    <style:style style:name="ce10" style:family="table-cell" style:parent-style-name="Default" style:data-style-name="N151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29" style:family="table-cell" style:parent-style-name="Default">
      <style:table-cell-properties fo:background-color="#bbe33d" fo:border="0.74pt solid #000000"/>
      <style:text-properties style:font-name="Arial"/>
    </style:style>
    <style:style style:name="ce1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1" style:family="table-cell" style:parent-style-name="Default" style:data-style-name="N169">
      <style:table-cell-properties fo:border="0.74pt solid #000000"/>
      <style:text-properties style:font-name="Arial"/>
    </style:style>
    <style:style style:name="ce13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5" style:family="table-cell" style:parent-style-name="Default" style:data-style-name="N49">
      <style:table-cell-properties fo:background-color="#729fcf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1pt" style:font-size-asian="11pt" style:font-size-complex="11pt"/>
    </style:style>
    <style:style style:name="ce3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7" style:family="table-cell" style:parent-style-name="Default">
      <style:table-cell-properties fo:border="0.74pt solid #000000"/>
      <style:text-properties style:font-name="Arial"/>
    </style:style>
    <style:style style:name="ce39" style:family="table-cell" style:parent-style-name="Default" style:data-style-name="N151">
      <style:table-cell-properties fo:border="0.74pt solid #000000"/>
      <style:text-properties style:font-name="Arial"/>
    </style:style>
    <style:style style:name="ce40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imera variable aleatoria" table:style-name="ta1">
        <table:shapes>
          <draw:frame draw:z-index="0" draw:style-name="gr1" draw:text-style-name="P1" svg:width="25.38cm" svg:height="14.276cm" svg:x="7.715cm" svg:y="21.748cm">
            <draw:object draw:notify-on-update-of-ranges="'Primera variable aleatoria'.E20:'Primera variable aleatoria'.E36 'Primera variable aleatoria'.F20:'Primera variable aleatoria'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97cm" svg:height="14.045cm" svg:x="34.93cm" svg:y="21.881cm">
            <draw:object draw:notify-on-update-of-ranges="'Primera variable aleatoria'.E20:'Primera variable aleatoria'.E36 'Primera variable aleatoria'.G20:'Primera variable aleatoria'.G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Nivel de aceptación</text:p>
          </table:table-cell>
          <table:table-cell table:style-name="ce4" office:value-type="percentage" office:value="0.9" calcext:value-type="percentage">
            <text:p>90,00 %</text:p>
          </table:table-cell>
          <table:table-cell table:style-name="ce5" office:value-type="float" office:value="0.9" calcext:value-type="float">
            <text:p>0,9</text:p>
          </table:table-cell>
          <table:table-cell/>
          <table:table-cell table:style-name="ce2" office:value-type="string" calcext:value-type="string">
            <text:p>Hipótesis Nula H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ivel de rechazo</text:p>
          </table:table-cell>
          <table:table-cell table:style-name="ce4" office:value-type="percentage" office:value="0.1" calcext:value-type="percentage">
            <text:p>10,00 %</text:p>
          </table:table-cell>
          <table:table-cell table:style-name="ce5" office:value-type="float" office:value="0.1" calcext:value-type="float">
            <text:p>0,1</text:p>
          </table:table-cell>
          <table:table-cell/>
          <table:table-cell table:style-name="ce11" office:value-type="string" calcext:value-type="string" table:number-columns-spanned="13" table:number-rows-spanned="1">
            <text:p>El acceso a internet fija por banda ancha fija en Argentina de las provincias Buenos aires, CABA, Catamarca, Chaco, Chubut, Córdoba, Corrientes, Entre Rios, Formosa y Jujuy siguen una distribución …. y además son independientes de otras variables</text:p>
          </table:table-cell>
          <table:covered-table-cell table:number-columns-repeated="12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N1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9" table:formula="of:=+COUNT(RND)" office:value-type="float" office:value="200" calcext:value-type="float">
            <text:p>200</text:p>
          </table:table-cell>
          <table:table-cell/>
          <table:table-cell table:style-name="ce29" office:value-type="string" calcext:value-type="string">
            <text:p>Lambda</text:p>
          </table:table-cell>
          <table:table-cell table:style-name="ce31" table:formula="of:=+1/[.D12]" office:value-type="float" office:value="0.00000177773411662787" calcext:value-type="float">
            <text:p>1,7777E-06</text:p>
          </table:table-cell>
          <table:table-cell table:number-columns-repeated="10"/>
        </table:table-row>
        <table:table-row table:style-name="ro1">
          <table:table-cell office:value-type="float" office:value="2725732" calcext:value-type="float">
            <text:p>2725732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9" table:formula="of:=+MAX(RND)" office:value-type="float" office:value="3626502" calcext:value-type="float">
            <text:p>3626502</text:p>
          </table:table-cell>
          <table:table-cell table:number-columns-repeated="13"/>
        </table:table-row>
        <table:table-row table:style-name="ro1">
          <table:table-cell office:value-type="float" office:value="1289204" calcext:value-type="float">
            <text:p>1289204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9" table:formula="of:=+MIN(RND)" office:value-type="float" office:value="24209" calcext:value-type="float">
            <text:p>24209</text:p>
          </table:table-cell>
          <table:table-cell table:number-columns-repeated="13"/>
        </table:table-row>
        <table:table-row table:style-name="ro1">
          <table:table-cell office:value-type="float" office:value="24209" calcext:value-type="float">
            <text:p>24209</text:p>
          </table:table-cell>
          <table:table-cell/>
          <table:table-cell table:style-name="ce6" office:value-type="string" calcext:value-type="string">
            <text:p>Rango</text:p>
          </table:table-cell>
          <table:table-cell table:style-name="ce9" table:formula="of:=[.D7]-[.D8]" office:value-type="float" office:value="3602293" calcext:value-type="float">
            <text:p>3602293</text:p>
          </table:table-cell>
          <table:table-cell table:number-columns-repeated="13"/>
        </table:table-row>
        <table:table-row table:style-name="ro1">
          <table:table-cell office:value-type="float" office:value="62520" calcext:value-type="float">
            <text:p>62520</text:p>
          </table:table-cell>
          <table:table-cell/>
          <table:table-cell table:style-name="ce6" office:value-type="string" calcext:value-type="string">
            <text:p>Intervalos</text:p>
          </table:table-cell>
          <table:table-cell table:style-name="ce9" office:value-type="float" office:value="17" calcext:value-type="float">
            <text:p>17</text:p>
          </table:table-cell>
          <table:table-cell table:formula="of:=+SQRT([.D6])" office:value-type="float" office:value="14.142135623731" calcext:value-type="float">
            <text:p>14,142135623731</text:p>
          </table:table-cell>
          <table:table-cell table:number-columns-repeated="12"/>
        </table:table-row>
        <table:table-row table:style-name="ro1">
          <table:table-cell office:value-type="float" office:value="68205" calcext:value-type="float">
            <text:p>68205</text:p>
          </table:table-cell>
          <table:table-cell/>
          <table:table-cell table:style-name="ce6" office:value-type="string" calcext:value-type="string">
            <text:p>Amplitud</text:p>
          </table:table-cell>
          <table:table-cell table:style-name="ce9" table:formula="of:=[.D9]/[.D10]" office:value-type="float" office:value="211899.588235294" calcext:value-type="float">
            <text:p>211899,588235294</text:p>
          </table:table-cell>
          <table:table-cell table:number-columns-repeated="13"/>
        </table:table-row>
        <table:table-row table:style-name="ro1">
          <table:table-cell office:value-type="float" office:value="566705" calcext:value-type="float">
            <text:p>566705</text:p>
          </table:table-cell>
          <table:table-cell/>
          <table:table-cell table:style-name="ce6" office:value-type="string" calcext:value-type="string">
            <text:p>Media</text:p>
          </table:table-cell>
          <table:table-cell table:style-name="ce9" table:formula="of:=+AVERAGE(RND)" office:value-type="float" office:value="562513.815" calcext:value-type="float">
            <text:p>562513,815</text:p>
          </table:table-cell>
          <table:table-cell table:number-columns-repeated="13"/>
        </table:table-row>
        <table:table-row table:style-name="ro1">
          <table:table-cell office:value-type="float" office:value="62203" calcext:value-type="float">
            <text:p>62203</text:p>
          </table:table-cell>
          <table:table-cell/>
          <table:table-cell table:style-name="ce6" office:value-type="string" calcext:value-type="string">
            <text:p>Varianza muestra</text:p>
          </table:table-cell>
          <table:table-cell table:style-name="ce9" table:formula="of:=+COM.MICROSOFT.VAR.S(RND)" office:value-type="float" office:value="881106344827.579" calcext:value-type="float">
            <text:p>881106344827,579</text:p>
          </table:table-cell>
          <table:table-cell table:number-columns-repeated="13"/>
        </table:table-row>
        <table:table-row table:style-name="ro1">
          <table:table-cell office:value-type="float" office:value="134216" calcext:value-type="float">
            <text:p>134216</text:p>
          </table:table-cell>
          <table:table-cell/>
          <table:table-cell table:style-name="ce6" office:value-type="string" calcext:value-type="string">
            <text:p>Varianza población</text:p>
          </table:table-cell>
          <table:table-cell table:style-name="ce9" table:formula="of:=+COM.MICROSOFT.VAR.P(RND)" office:value-type="float" office:value="876700813103.441" calcext:value-type="float">
            <text:p>876700813103,441</text:p>
          </table:table-cell>
          <table:table-cell table:number-columns-repeated="13"/>
        </table:table-row>
        <table:table-row table:style-name="ro1">
          <table:table-cell office:value-type="float" office:value="25335" calcext:value-type="float">
            <text:p>25335</text:p>
          </table:table-cell>
          <table:table-cell/>
          <table:table-cell table:style-name="ce6" office:value-type="string" calcext:value-type="string">
            <text:p>Desviación muestra</text:p>
          </table:table-cell>
          <table:table-cell table:style-name="ce9" table:formula="of:=+SQRT([.D13])" office:value-type="float" office:value="938672.650516451" calcext:value-type="float">
            <text:p>938672,650516451</text:p>
          </table:table-cell>
          <table:table-cell table:number-columns-repeated="13"/>
        </table:table-row>
        <table:table-row table:style-name="ro1">
          <table:table-cell office:value-type="float" office:value="33825" calcext:value-type="float">
            <text:p>33825</text:p>
          </table:table-cell>
          <table:table-cell/>
          <table:table-cell table:style-name="ce6" office:value-type="string" calcext:value-type="string">
            <text:p>Desviación población</text:p>
          </table:table-cell>
          <table:table-cell table:style-name="ce9" table:formula="of:=+SQRT([.D14])" office:value-type="float" office:value="936323.02818175" calcext:value-type="float">
            <text:p>936323,02818175</text:p>
          </table:table-cell>
          <table:table-cell table:number-columns-repeated="13"/>
        </table:table-row>
        <table:table-row table:style-name="ro1">
          <table:table-cell office:value-type="float" office:value="2750430" calcext:value-type="float">
            <text:p>2750430</text:p>
          </table:table-cell>
          <table:table-cell table:number-columns-repeated="16"/>
        </table:table-row>
        <table:table-row table:style-name="ro1">
          <table:table-cell office:value-type="float" office:value="1299502" calcext:value-type="float">
            <text:p>1299502</text:p>
          </table:table-cell>
          <table:table-cell/>
          <table:table-cell table:style-name="ce7" office:value-type="string" calcext:value-type="string" table:number-columns-spanned="6" table:number-rows-spanned="1">
            <text:p>Chi cuadrado</text:p>
          </table:table-cell>
          <table:covered-table-cell table:number-columns-repeated="5"/>
          <table:table-cell/>
          <table:table-cell table:style-name="ce13" office:value-type="string" calcext:value-type="string" table:number-columns-spanned="4" table:number-rows-spanned="1">
            <text:p>Chi cuadrado</text:p>
          </table:table-cell>
          <table:covered-table-cell table:number-columns-repeated="3" table:style-name="ce16"/>
          <table:table-cell table:number-columns-repeated="4"/>
        </table:table-row>
        <table:table-row table:style-name="ro1">
          <table:table-cell office:value-type="float" office:value="24660" calcext:value-type="float">
            <text:p>24660</text:p>
          </table:table-cell>
          <table:table-cell/>
          <table:table-cell table:style-name="ce2" office:value-type="string" calcext:value-type="string">
            <text:p>Intervalos</text:p>
          </table:table-cell>
          <table:table-cell table:style-name="ce2" office:value-type="string" calcext:value-type="string">
            <text:p>Limite inferior</text:p>
          </table:table-cell>
          <table:table-cell table:style-name="ce2" office:value-type="string" calcext:value-type="string">
            <text:p>Limite superior</text:p>
          </table:table-cell>
          <table:table-cell table:style-name="ce2" office:value-type="string" calcext:value-type="string">
            <text:p>Frecuencia observada</text:p>
          </table:table-cell>
          <table:table-cell table:style-name="ce2" office:value-type="string" calcext:value-type="string">
            <text:p>Frecuencia esperada</text:p>
          </table:table-cell>
          <table:table-cell table:style-name="ce2" office:value-type="string" calcext:value-type="string">
            <text:p>((FO – FE)²/FE)</text:p>
          </table:table-cell>
          <table:table-cell/>
          <table:table-cell table:style-name="ce2" office:value-type="string" calcext:value-type="string">
            <text:p>Intervalos</text:p>
          </table:table-cell>
          <table:table-cell table:style-name="ce2" office:value-type="string" calcext:value-type="string">
            <text:p>Frecuencia observada</text:p>
          </table:table-cell>
          <table:table-cell table:style-name="ce2" office:value-type="string" calcext:value-type="string">
            <text:p>Frecuencia esperada</text:p>
          </table:table-cell>
          <table:table-cell table:style-name="ce2" office:value-type="string" calcext:value-type="string">
            <text:p>((FO – FE)²/FE)</text:p>
          </table:table-cell>
          <table:table-cell table:number-columns-repeated="4"/>
        </table:table-row>
        <table:table-row table:style-name="ro1">
          <table:table-cell office:value-type="float" office:value="63243" calcext:value-type="float">
            <text:p>6324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0" table:formula="of:=[.D8]" office:value-type="float" office:value="24209" calcext:value-type="float">
            <text:p>24209,0000</text:p>
          </table:table-cell>
          <table:table-cell table:style-name="ce10" table:formula="of:=SUM([.D20]+[.$D$11])" office:value-type="float" office:value="236108.588235294" calcext:value-type="float">
            <text:p>236108,5882</text:p>
          </table:table-cell>
          <table:table-cell table:style-name="ce8" table:number-matrix-columns-spanned="1" table:number-matrix-rows-spanned="18" table:formula="of:=+FREQUENCY(RND;[.E20:.E36])" office:value-type="float" office:value="140" calcext:value-type="float">
            <text:p>140</text:p>
          </table:table-cell>
          <table:table-cell table:style-name="ce10" table:formula="of:=((1-EXP(-[.$G$6]*[.E20]))-(1-EXP(-[.$G$6]*[.D20])))*RND" office:value-type="float" office:value="19014.4502308358" calcext:value-type="float">
            <text:p>19014,4502</text:p>
          </table:table-cell>
          <table:table-cell table:style-name="ce10" table:formula="of:=(([.F20]-[.G20])^2)/[.G20]" office:value-type="float" office:value="18735.4810258239" calcext:value-type="float">
            <text:p>18735,481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[.F20]" office:value-type="float" office:value="140" calcext:value-type="float">
            <text:p>140</text:p>
          </table:table-cell>
          <table:table-cell table:style-name="ce10" table:formula="of:=[.G20]" office:value-type="float" office:value="19014.4502308358" calcext:value-type="float">
            <text:p>19014,4502</text:p>
          </table:table-cell>
          <table:table-cell table:style-name="ce10" table:formula="of:=[.H20]" office:value-type="float" office:value="18735.4810258239" calcext:value-type="float">
            <text:p>18735,4810</text:p>
          </table:table-cell>
          <table:table-cell table:number-columns-repeated="4"/>
        </table:table-row>
        <table:table-row table:style-name="ro1">
          <table:table-cell office:value-type="float" office:value="68503" calcext:value-type="float">
            <text:p>6850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table:formula="of:=[.E20]" office:value-type="float" office:value="236108.588235294" calcext:value-type="float">
            <text:p>236108,5882</text:p>
          </table:table-cell>
          <table:table-cell table:style-name="ce10" table:formula="of:=SUM([.D21]+[.$D$11])" office:value-type="float" office:value="448008.176470588" calcext:value-type="float">
            <text:p>448008,1765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1]))-(1-EXP(-[.$G$6]*[.D21])))*RND" office:value-type="float" office:value="14131.285817148" calcext:value-type="float">
            <text:p>14131,2858</text:p>
          </table:table-cell>
          <table:table-cell table:style-name="ce10" table:formula="of:=(([.F21]-[.G21])^2)/[.G21]" office:value-type="float" office:value="14131.285817148" calcext:value-type="float">
            <text:p>14131,2858</text:p>
          </table:table-cell>
          <table:table-cell/>
          <table:table-cell table:style-name="ce14" office:value-type="float" office:value="2.3" calcext:value-type="float">
            <text:p>2,3</text:p>
          </table:table-cell>
          <table:table-cell table:style-name="ce8" table:formula="of:=[.F21]+[.F22]" office:value-type="float" office:value="14" calcext:value-type="float">
            <text:p>14</text:p>
          </table:table-cell>
          <table:table-cell table:style-name="ce10" table:formula="of:=[.G21]+[.G22]" office:value-type="float" office:value="95762.8676935866" calcext:value-type="float">
            <text:p>95762,8677</text:p>
          </table:table-cell>
          <table:table-cell table:style-name="ce10" table:formula="of:=[.H21]+[.H22]" office:value-type="float" office:value="95734.8700946182" calcext:value-type="float">
            <text:p>95734,8701</text:p>
          </table:table-cell>
          <table:table-cell table:number-columns-repeated="4"/>
        </table:table-row>
        <table:table-row table:style-name="ro1">
          <table:table-cell office:value-type="float" office:value="576747" calcext:value-type="float">
            <text:p>576747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table:formula="of:=[.E21]" office:value-type="float" office:value="448008.176470588" calcext:value-type="float">
            <text:p>448008,1765</text:p>
          </table:table-cell>
          <table:table-cell table:style-name="ce10" table:formula="of:=SUM([.D22]+[.$D$11])" office:value-type="float" office:value="659907.764705882" calcext:value-type="float">
            <text:p>659907,7647</text:p>
          </table:table-cell>
          <table:table-cell table:style-name="ce8" office:value-type="float" office:value="14" calcext:value-type="float">
            <text:p>14</text:p>
          </table:table-cell>
          <table:table-cell table:style-name="ce10" table:formula="of:=((1-EXP(-[.$G$6]*[.E22]))-(1-EXP(-[.$G$6]*[.D22])))*RND" office:value-type="float" office:value="81631.5818764387" calcext:value-type="float">
            <text:p>81631,5819</text:p>
          </table:table-cell>
          <table:table-cell table:style-name="ce10" table:formula="of:=(([.F22]-[.G22])^2)/[.G22]" office:value-type="float" office:value="81603.5842774702" calcext:value-type="float">
            <text:p>81603,584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.F23]" office:value-type="float" office:value="6" calcext:value-type="float">
            <text:p>6</text:p>
          </table:table-cell>
          <table:table-cell table:style-name="ce10" table:formula="of:=[.G23]" office:value-type="float" office:value="6110.78313799472" calcext:value-type="float">
            <text:p>6110,7831</text:p>
          </table:table-cell>
          <table:table-cell table:style-name="ce10" table:formula="of:=[.H23]" office:value-type="float" office:value="6098.78902921998" calcext:value-type="float">
            <text:p>6098,7890</text:p>
          </table:table-cell>
          <table:table-cell table:number-columns-repeated="4"/>
        </table:table-row>
        <table:table-row table:style-name="ro1">
          <table:table-cell office:value-type="float" office:value="62925" calcext:value-type="float">
            <text:p>62925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table:formula="of:=[.E22]" office:value-type="float" office:value="659907.764705882" calcext:value-type="float">
            <text:p>659907,7647</text:p>
          </table:table-cell>
          <table:table-cell table:style-name="ce10" table:formula="of:=SUM([.D23]+[.$D$11])" office:value-type="float" office:value="871807.352941177" calcext:value-type="float">
            <text:p>871807,3529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formula="of:=((1-EXP(-[.$G$6]*[.E23]))-(1-EXP(-[.$G$6]*[.D23])))*RND" office:value-type="float" office:value="6110.78313799472" calcext:value-type="float">
            <text:p>6110,7831</text:p>
          </table:table-cell>
          <table:table-cell table:style-name="ce10" table:formula="of:=(([.F23]-[.G23])^2)/[.G23]" office:value-type="float" office:value="6098.78902921998" calcext:value-type="float">
            <text:p>6098,7890</text:p>
          </table:table-cell>
          <table:table-cell/>
          <table:table-cell table:style-name="ce15" office:value-type="string" calcext:value-type="string">
            <text:p>5,6,7</text:p>
          </table:table-cell>
          <table:table-cell table:style-name="ce8" table:formula="of:=[.F24]+[.F25]+[.F26]" office:value-type="float" office:value="17" calcext:value-type="float">
            <text:p>17</text:p>
          </table:table-cell>
          <table:table-cell table:style-name="ce10" table:formula="of:=[.G24]+[.G25]+[.G26]" office:value-type="float" office:value="11271.4517444495" calcext:value-type="float">
            <text:p>11271,4517</text:p>
          </table:table-cell>
          <table:table-cell table:style-name="ce10" table:formula="of:=[.H24]+[.H25]+[.H26]" office:value-type="float" office:value="11237.6901338037" calcext:value-type="float">
            <text:p>11237,6901</text:p>
          </table:table-cell>
          <table:table-cell table:number-columns-repeated="4"/>
        </table:table-row>
        <table:table-row table:style-name="ro1">
          <table:table-cell office:value-type="float" office:value="135468" calcext:value-type="float">
            <text:p>135468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table:formula="of:=[.E23]" office:value-type="float" office:value="871807.352941177" calcext:value-type="float">
            <text:p>871807,3529</text:p>
          </table:table-cell>
          <table:table-cell table:style-name="ce10" table:formula="of:=SUM([.D24]+[.$D$11])" office:value-type="float" office:value="1083706.94117647" calcext:value-type="float">
            <text:p>1083706,941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4]))-(1-EXP(-[.$G$6]*[.D24])))*RND" office:value-type="float" office:value="9026.32871904036" calcext:value-type="float">
            <text:p>9026,3287</text:p>
          </table:table-cell>
          <table:table-cell table:style-name="ce10" table:formula="of:=(([.F24]-[.G24])^2)/[.G24]" office:value-type="float" office:value="9026.32871904036" calcext:value-type="float">
            <text:p>9026,3287</text:p>
          </table:table-cell>
          <table:table-cell/>
          <table:table-cell table:style-name="ce14" office:value-type="string" calcext:value-type="string">
            <text:p>8,9,10,11,12,13</text:p>
          </table:table-cell>
          <table:table-cell table:style-name="ce8" table:formula="of:=SUM([.F27:.F32])" office:value-type="float" office:value="5" calcext:value-type="float">
            <text:p>5</text:p>
          </table:table-cell>
          <table:table-cell table:style-name="ce10" table:formula="of:=[.G27]+[.G28]+[.G29]+[.G30]+[.G31]+[.G32]" office:value-type="float" office:value="83256.4284955661" calcext:value-type="float">
            <text:p>83256,4285</text:p>
          </table:table-cell>
          <table:table-cell table:style-name="ce10" table:formula="of:=SUM([.H27:.H32])" office:value-type="float" office:value="83246.4307316295" calcext:value-type="float">
            <text:p>83246,4307</text:p>
          </table:table-cell>
          <table:table-cell table:number-columns-repeated="4"/>
        </table:table-row>
        <table:table-row table:style-name="ro1">
          <table:table-cell office:value-type="float" office:value="25535" calcext:value-type="float">
            <text:p>2553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0" table:formula="of:=[.E24]" office:value-type="float" office:value="1083706.94117647" calcext:value-type="float">
            <text:p>1083706,9412</text:p>
          </table:table-cell>
          <table:table-cell table:style-name="ce10" table:formula="of:=SUM([.D25]+[.$D$11])" office:value-type="float" office:value="1295606.52941176" calcext:value-type="float">
            <text:p>1295606,5294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(1-EXP(-[.$G$6]*[.E25]))-(1-EXP(-[.$G$6]*[.D25])))*RND" office:value-type="float" office:value="1167.37682594849" calcext:value-type="float">
            <text:p>1167,3768</text:p>
          </table:table-cell>
          <table:table-cell table:style-name="ce10" table:formula="of:=(([.F25]-[.G25])^2)/[.G25]" office:value-type="float" office:value="1165.37768256992" calcext:value-type="float">
            <text:p>1165,377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[.F33]" office:value-type="float" office:value="7" calcext:value-type="float">
            <text:p>7</text:p>
          </table:table-cell>
          <table:table-cell table:style-name="ce36" table:formula="of:=[.G33]" office:value-type="float" office:value="142.61479376613" calcext:value-type="float">
            <text:p>142,6148</text:p>
          </table:table-cell>
          <table:table-cell table:style-name="ce10" table:formula="of:=[.H33]" office:value-type="float" office:value="128.958376635101" calcext:value-type="float">
            <text:p>128,9584</text:p>
          </table:table-cell>
          <table:table-cell table:number-columns-repeated="4"/>
        </table:table-row>
        <table:table-row table:style-name="ro1">
          <table:table-cell office:value-type="float" office:value="34359" calcext:value-type="float">
            <text:p>3435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0" table:formula="of:=[.E25]" office:value-type="float" office:value="1295606.52941176" calcext:value-type="float">
            <text:p>1295606,5294</text:p>
          </table:table-cell>
          <table:table-cell table:style-name="ce10" table:formula="of:=SUM([.D26]+[.$D$11])" office:value-type="float" office:value="1507506.11764706" calcext:value-type="float">
            <text:p>1507506,1176</text:p>
          </table:table-cell>
          <table:table-cell table:style-name="ce8" office:value-type="float" office:value="16" calcext:value-type="float">
            <text:p>16</text:p>
          </table:table-cell>
          <table:table-cell table:style-name="ce10" table:formula="of:=((1-EXP(-[.$G$6]*[.E26]))-(1-EXP(-[.$G$6]*[.D26])))*RND" office:value-type="float" office:value="1077.74619946068" calcext:value-type="float">
            <text:p>1077,7462</text:p>
          </table:table-cell>
          <table:table-cell table:style-name="ce10" table:formula="of:=(([.F26]-[.G26])^2)/[.G26]" office:value-type="float" office:value="1045.98373219346" calcext:value-type="float">
            <text:p>1045,9837</text:p>
          </table:table-cell>
          <table:table-cell/>
          <table:table-cell table:style-name="ce14" office:value-type="string" calcext:value-type="string">
            <text:p>15,16,17</text:p>
          </table:table-cell>
          <table:table-cell table:style-name="ce8" table:formula="of:=SUM([.F34:.F36])" office:value-type="float" office:value="11" calcext:value-type="float">
            <text:p>11</text:p>
          </table:table-cell>
          <table:table-cell table:style-name="ce10" table:formula="of:=[.G34]+[.G35]+[.G36]" office:value-type="float" office:value="262.287222527293" calcext:value-type="float">
            <text:p>262,2872</text:p>
          </table:table-cell>
          <table:table-cell table:style-name="ce10" table:formula="of:=SUM([.H34:.H36])" office:value-type="float" office:value="241.173923790959" calcext:value-type="float">
            <text:p>241,1739</text:p>
          </table:table-cell>
          <table:table-cell table:style-name="ce2" office:value-type="string" calcext:value-type="string">
            <text:p>Grados de libertad</text:p>
          </table:table-cell>
          <table:table-cell table:style-name="ce2" office:value-type="string" calcext:value-type="string">
            <text:p>CHI Calculado</text:p>
          </table:table-cell>
          <table:table-cell table:style-name="ce2" office:value-type="string" calcext:value-type="string">
            <text:p>CHI Tabla</text:p>
          </table:table-cell>
          <table:table-cell/>
        </table:table-row>
        <table:table-row table:style-name="ro1">
          <table:table-cell office:value-type="float" office:value="2835537" calcext:value-type="float">
            <text:p>283553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0" table:formula="of:=[.E26]" office:value-type="float" office:value="1507506.11764706" calcext:value-type="float">
            <text:p>1507506,1176</text:p>
          </table:table-cell>
          <table:table-cell table:style-name="ce10" table:formula="of:=SUM([.D27]+[.$D$11])" office:value-type="float" office:value="1719405.70588235" calcext:value-type="float">
            <text:p>1719405,7059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((1-EXP(-[.$G$6]*[.E27]))-(1-EXP(-[.$G$6]*[.D27])))*RND" office:value-type="float" office:value="61025.6034072181" calcext:value-type="float">
            <text:p>61025,6034</text:p>
          </table:table-cell>
          <table:table-cell table:style-name="ce10" table:formula="of:=(([.F27]-[.G27])^2)/[.G27]" office:value-type="float" office:value="61019.6035546972" calcext:value-type="float">
            <text:p>61019,6036</text:p>
          </table:table-cell>
          <table:table-cell table:number-columns-repeated="2"/>
          <table:table-cell table:style-name="ce12" table:formula="of:=SUM([.K20:.K26])" office:value-type="float" office:value="200" calcext:value-type="float">
            <text:p>200</text:p>
          </table:table-cell>
          <table:table-cell table:style-name="ce12" table:formula="of:=SUM([.L20:.L26])" office:value-type="float" office:value="215820.883318726" calcext:value-type="float">
            <text:p>215820,883318726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0" table:formula="of:=SUM([.M20:.M26])" office:value-type="float" office:value="215423.393315521" calcext:value-type="float">
            <text:p>215423,3933</text:p>
          </table:table-cell>
          <table:table-cell table:style-name="ce10" table:formula="of:=+LEGACY.CHIINV([.C3];[.N27]-1-2)" office:value-type="float" office:value="7.77944033973486" calcext:value-type="float">
            <text:p>7,7794</text:p>
          </table:table-cell>
          <table:table-cell table:style-name="ce8" office:value-type="string" calcext:value-type="string">
            <text:p>Se rechaza H0</text:p>
          </table:table-cell>
        </table:table-row>
        <table:table-row table:style-name="ro1">
          <table:table-cell office:value-type="float" office:value="1307195" calcext:value-type="float">
            <text:p>130719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0" table:formula="of:=[.E27]" office:value-type="float" office:value="1719405.70588235" calcext:value-type="float">
            <text:p>1719405,7059</text:p>
          </table:table-cell>
          <table:table-cell table:style-name="ce10" table:formula="of:=SUM([.D28]+[.$D$11])" office:value-type="float" office:value="1931305.29411765" calcext:value-type="float">
            <text:p>1931305,2941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8]))-(1-EXP(-[.$G$6]*[.D28])))*RND" office:value-type="float" office:value="19302.6937692799" calcext:value-type="float">
            <text:p>19302,6938</text:p>
          </table:table-cell>
          <table:table-cell table:style-name="ce10" table:formula="of:=(([.F28]-[.G28])^2)/[.G28]" office:value-type="float" office:value="19302.6937692799" calcext:value-type="float">
            <text:p>19302,6938</text:p>
          </table:table-cell>
          <table:table-cell table:number-columns-repeated="9"/>
        </table:table-row>
        <table:table-row table:style-name="ro1">
          <table:table-cell office:value-type="float" office:value="24665" calcext:value-type="float">
            <text:p>2466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0" table:formula="of:=[.E28]" office:value-type="float" office:value="1931305.29411765" calcext:value-type="float">
            <text:p>1931305,2941</text:p>
          </table:table-cell>
          <table:table-cell table:style-name="ce10" table:formula="of:=SUM([.D29]+[.$D$11])" office:value-type="float" office:value="2143204.88235294" calcext:value-type="float">
            <text:p>2143204,8824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9]))-(1-EXP(-[.$G$6]*[.D29])))*RND" office:value-type="float" office:value="249.896078875292" calcext:value-type="float">
            <text:p>249,8961</text:p>
          </table:table-cell>
          <table:table-cell table:style-name="ce10" table:formula="of:=(([.F29]-[.G29])^2)/[.G29]" office:value-type="float" office:value="249.896078875292" calcext:value-type="float">
            <text:p>249,8961</text:p>
          </table:table-cell>
          <table:table-cell table:number-columns-repeated="9"/>
        </table:table-row>
        <table:table-row table:style-name="ro1">
          <table:table-cell office:value-type="float" office:value="63710" calcext:value-type="float">
            <text:p>6371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0" table:formula="of:=[.E29]" office:value-type="float" office:value="2143204.88235294" calcext:value-type="float">
            <text:p>2143204,8824</text:p>
          </table:table-cell>
          <table:table-cell table:style-name="ce10" table:formula="of:=SUM([.D30]+[.$D$11])" office:value-type="float" office:value="2355104.47058824" calcext:value-type="float">
            <text:p>2355104,470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30]))-(1-EXP(-[.$G$6]*[.D30])))*RND" office:value-type="float" office:value="442.880650188564" calcext:value-type="float">
            <text:p>442,8807</text:p>
          </table:table-cell>
          <table:table-cell table:style-name="ce10" table:formula="of:=(([.F30]-[.G30])^2)/[.G30]" office:value-type="float" office:value="442.880650188564" calcext:value-type="float">
            <text:p>442,8807</text:p>
          </table:table-cell>
          <table:table-cell table:number-columns-repeated="9"/>
        </table:table-row>
        <table:table-row table:style-name="ro1">
          <table:table-cell office:value-type="float" office:value="67130" calcext:value-type="float">
            <text:p>6713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10" table:formula="of:=[.E30]" office:value-type="float" office:value="2355104.47058824" calcext:value-type="float">
            <text:p>2355104,4706</text:p>
          </table:table-cell>
          <table:table-cell table:style-name="ce10" table:formula="of:=SUM([.D31]+[.$D$11])" office:value-type="float" office:value="2567004.05882353" calcext:value-type="float">
            <text:p>2567004,0588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31]))-(1-EXP(-[.$G$6]*[.D31])))*RND" office:value-type="float" office:value="320.181715512104" calcext:value-type="float">
            <text:p>320,1817</text:p>
          </table:table-cell>
          <table:table-cell table:style-name="ce10" table:formula="of:=(([.F31]-[.G31])^2)/[.G31]" office:value-type="float" office:value="320.181715512104" calcext:value-type="float">
            <text:p>320,1817</text:p>
          </table:table-cell>
          <table:table-cell table:number-columns-repeated="9"/>
        </table:table-row>
        <table:table-row table:style-name="ro1">
          <table:table-cell office:value-type="float" office:value="585231" calcext:value-type="float">
            <text:p>585231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0" table:formula="of:=[.E31]" office:value-type="float" office:value="2567004.05882353" calcext:value-type="float">
            <text:p>2567004,0588</text:p>
          </table:table-cell>
          <table:table-cell table:style-name="ce10" table:formula="of:=SUM([.D32]+[.$D$11])" office:value-type="float" office:value="2778903.64705882" calcext:value-type="float">
            <text:p>2778903,647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((1-EXP(-[.$G$6]*[.E32]))-(1-EXP(-[.$G$6]*[.D32])))*RND" office:value-type="float" office:value="1915.17287449207" calcext:value-type="float">
            <text:p>1915,1729</text:p>
          </table:table-cell>
          <table:table-cell table:style-name="ce10" table:formula="of:=(([.F32]-[.G32])^2)/[.G32]" office:value-type="float" office:value="1911.17496307637" calcext:value-type="float">
            <text:p>1911,1750</text:p>
          </table:table-cell>
          <table:table-cell table:number-columns-repeated="9"/>
        </table:table-row>
        <table:table-row table:style-name="ro1">
          <table:table-cell office:value-type="float" office:value="63516" calcext:value-type="float">
            <text:p>63516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0" table:formula="of:=[.E32]" office:value-type="float" office:value="2778903.64705882" calcext:value-type="float">
            <text:p>2778903,6471</text:p>
          </table:table-cell>
          <table:table-cell table:style-name="ce10" table:formula="of:=SUM([.D33]+[.$D$11])" office:value-type="float" office:value="2990803.23529412" calcext:value-type="float">
            <text:p>2990803,2353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formula="of:=((1-EXP(-[.$G$6]*[.E33]))-(1-EXP(-[.$G$6]*[.D33])))*RND" office:value-type="float" office:value="142.61479376613" calcext:value-type="float">
            <text:p>142,6148</text:p>
          </table:table-cell>
          <table:table-cell table:style-name="ce10" table:formula="of:=(([.F33]-[.G33])^2)/[.G33]" office:value-type="float" office:value="128.958376635101" calcext:value-type="float">
            <text:p>128,9584</text:p>
          </table:table-cell>
          <table:table-cell table:number-columns-repeated="9"/>
        </table:table-row>
        <table:table-row table:style-name="ro1">
          <table:table-cell office:value-type="float" office:value="136618" calcext:value-type="float">
            <text:p>13661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0" table:formula="of:=[.E33]" office:value-type="float" office:value="2990803.23529412" calcext:value-type="float">
            <text:p>2990803,2353</text:p>
          </table:table-cell>
          <table:table-cell table:style-name="ce10" table:formula="of:=SUM([.D34]+[.$D$11])" office:value-type="float" office:value="3202702.82352941" calcext:value-type="float">
            <text:p>3202702,8235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formula="of:=((1-EXP(-[.$G$6]*[.E34]))-(1-EXP(-[.$G$6]*[.D34])))*RND" office:value-type="float" office:value="210.469970667011" calcext:value-type="float">
            <text:p>210,4700</text:p>
          </table:table-cell>
          <table:table-cell table:style-name="ce10" table:formula="of:=(([.F34]-[.G34])^2)/[.G34]" office:value-type="float" office:value="196.702782976742" calcext:value-type="float">
            <text:p>196,7028</text:p>
          </table:table-cell>
          <table:table-cell table:number-columns-repeated="9"/>
        </table:table-row>
        <table:table-row table:style-name="ro1">
          <table:table-cell office:value-type="float" office:value="25873" calcext:value-type="float">
            <text:p>2587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10" table:formula="of:=[.E34]" office:value-type="float" office:value="3202702.82352941" calcext:value-type="float">
            <text:p>3202702,8235</text:p>
          </table:table-cell>
          <table:table-cell table:style-name="ce10" table:formula="of:=SUM([.D35]+[.$D$11])" office:value-type="float" office:value="3414602.41176471" calcext:value-type="float">
            <text:p>3414602,4118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35]))-(1-EXP(-[.$G$6]*[.D35])))*RND" office:value-type="float" office:value="27.3482653394008" calcext:value-type="float">
            <text:p>27,3483</text:p>
          </table:table-cell>
          <table:table-cell table:style-name="ce10" table:formula="of:=(([.F35]-[.G35])^2)/[.G35]" office:value-type="float" office:value="27.3482653394008" calcext:value-type="float">
            <text:p>27,3483</text:p>
          </table:table-cell>
          <table:table-cell table:number-columns-repeated="9"/>
        </table:table-row>
        <table:table-row table:style-name="ro1">
          <table:table-cell office:value-type="float" office:value="33739" calcext:value-type="float">
            <text:p>33739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0" table:formula="of:=[.E35]" office:value-type="float" office:value="3414602.41176471" calcext:value-type="float">
            <text:p>3414602,4118</text:p>
          </table:table-cell>
          <table:table-cell table:style-name="ce10" table:formula="of:=[.D7]" office:value-type="float" office:value="3626502" calcext:value-type="float">
            <text:p>3626502,0000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(1-EXP(-[.$G$6]*[.E36]))-(1-EXP(-[.$G$6]*[.D36])))*RND" office:value-type="float" office:value="24.4689865208808" calcext:value-type="float">
            <text:p>24,4690</text:p>
          </table:table-cell>
          <table:table-cell table:style-name="ce10" table:formula="of:=(([.F36]-[.G36])^2)/[.G36]" office:value-type="float" office:value="17.1228754748162" calcext:value-type="float">
            <text:p>17,1229</text:p>
          </table:table-cell>
          <table:table-cell table:number-columns-repeated="9"/>
        </table:table-row>
        <table:table-row table:style-name="ro1">
          <table:table-cell office:value-type="float" office:value="2801178" calcext:value-type="float">
            <text:p>2801178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18526" calcext:value-type="float">
            <text:p>1318526</text:p>
          </table:table-cell>
          <table:table-cell table:number-columns-repeated="4"/>
          <table:table-cell table:style-name="ce12" table:formula="of:=SUM([.F20:.F36])" office:value-type="float" office:value="200" calcext:value-type="float">
            <text:p>200</text:p>
          </table:table-cell>
          <table:table-cell table:style-name="ce12" table:formula="of:=+SUM([.G20:.G36])" office:value-type="float" office:value="215820.883318726" calcext:value-type="float">
            <text:p>215820,883318726</text:p>
          </table:table-cell>
          <table:table-cell table:number-columns-repeated="10"/>
        </table:table-row>
        <table:table-row table:style-name="ro1">
          <table:table-cell office:value-type="float" office:value="25472" calcext:value-type="float">
            <text:p>25472</text:p>
          </table:table-cell>
          <table:table-cell table:number-columns-repeated="16"/>
        </table:table-row>
        <table:table-row table:style-name="ro1">
          <table:table-cell office:value-type="float" office:value="65998" calcext:value-type="float">
            <text:p>65998</text:p>
          </table:table-cell>
          <table:table-cell table:number-columns-repeated="16"/>
        </table:table-row>
        <table:table-row table:style-name="ro1">
          <table:table-cell office:value-type="float" office:value="66557" calcext:value-type="float">
            <text:p>66557</text:p>
          </table:table-cell>
          <table:table-cell table:number-columns-repeated="16"/>
        </table:table-row>
        <table:table-row table:style-name="ro1">
          <table:table-cell office:value-type="float" office:value="590113" calcext:value-type="float">
            <text:p>590113</text:p>
          </table:table-cell>
          <table:table-cell table:number-columns-repeated="16"/>
        </table:table-row>
        <table:table-row table:style-name="ro1">
          <table:table-cell office:value-type="float" office:value="65656" calcext:value-type="float">
            <text:p>65656</text:p>
          </table:table-cell>
          <table:table-cell table:number-columns-repeated="16"/>
        </table:table-row>
        <table:table-row table:style-name="ro1">
          <table:table-cell office:value-type="float" office:value="140567" calcext:value-type="float">
            <text:p>140567</text:p>
          </table:table-cell>
          <table:table-cell table:number-columns-repeated="16"/>
        </table:table-row>
        <table:table-row table:style-name="ro1">
          <table:table-cell office:value-type="float" office:value="26156" calcext:value-type="float">
            <text:p>26156</text:p>
          </table:table-cell>
          <table:table-cell table:number-columns-repeated="16"/>
        </table:table-row>
        <table:table-row table:style-name="ro1">
          <table:table-cell office:value-type="float" office:value="35999" calcext:value-type="float">
            <text:p>35999</text:p>
          </table:table-cell>
          <table:table-cell table:number-columns-repeated="16"/>
        </table:table-row>
        <table:table-row table:style-name="ro1">
          <table:table-cell office:value-type="float" office:value="2847076" calcext:value-type="float">
            <text:p>2847076</text:p>
          </table:table-cell>
          <table:table-cell table:number-columns-repeated="16"/>
        </table:table-row>
        <table:table-row table:style-name="ro1">
          <table:table-cell office:value-type="float" office:value="1321139" calcext:value-type="float">
            <text:p>1321139</text:p>
          </table:table-cell>
          <table:table-cell table:number-columns-repeated="16"/>
        </table:table-row>
        <table:table-row table:style-name="ro1">
          <table:table-cell office:value-type="float" office:value="25312" calcext:value-type="float">
            <text:p>25312</text:p>
          </table:table-cell>
          <table:table-cell table:number-columns-repeated="16"/>
        </table:table-row>
        <table:table-row table:style-name="ro1">
          <table:table-cell office:value-type="float" office:value="81329" calcext:value-type="float">
            <text:p>81329</text:p>
          </table:table-cell>
          <table:table-cell table:number-columns-repeated="16"/>
        </table:table-row>
        <table:table-row table:style-name="ro1">
          <table:table-cell office:value-type="float" office:value="63327" calcext:value-type="float">
            <text:p>63327</text:p>
          </table:table-cell>
          <table:table-cell table:number-columns-repeated="16"/>
        </table:table-row>
        <table:table-row table:style-name="ro1">
          <table:table-cell office:value-type="float" office:value="596663" calcext:value-type="float">
            <text:p>596663</text:p>
          </table:table-cell>
          <table:table-cell table:number-columns-repeated="16"/>
        </table:table-row>
        <table:table-row table:style-name="ro1">
          <table:table-cell office:value-type="float" office:value="81488" calcext:value-type="float">
            <text:p>81488</text:p>
          </table:table-cell>
          <table:table-cell table:number-columns-repeated="16"/>
        </table:table-row>
        <table:table-row table:style-name="ro1">
          <table:table-cell office:value-type="float" office:value="165839" calcext:value-type="float">
            <text:p>165839</text:p>
          </table:table-cell>
          <table:table-cell table:number-columns-repeated="16"/>
        </table:table-row>
        <table:table-row table:style-name="ro1">
          <table:table-cell office:value-type="float" office:value="26657" calcext:value-type="float">
            <text:p>26657</text:p>
          </table:table-cell>
          <table:table-cell table:number-columns-repeated="16"/>
        </table:table-row>
        <table:table-row table:style-name="ro1">
          <table:table-cell office:value-type="float" office:value="36608" calcext:value-type="float">
            <text:p>36608</text:p>
          </table:table-cell>
          <table:table-cell table:number-columns-repeated="16"/>
        </table:table-row>
        <table:table-row table:style-name="ro1">
          <table:table-cell office:value-type="float" office:value="2871079" calcext:value-type="float">
            <text:p>2871079</text:p>
          </table:table-cell>
          <table:table-cell table:number-columns-repeated="16"/>
        </table:table-row>
        <table:table-row table:style-name="ro1">
          <table:table-cell office:value-type="float" office:value="1336391" calcext:value-type="float">
            <text:p>1336391</text:p>
          </table:table-cell>
          <table:table-cell table:number-columns-repeated="16"/>
        </table:table-row>
        <table:table-row table:style-name="ro1">
          <table:table-cell office:value-type="float" office:value="25666" calcext:value-type="float">
            <text:p>25666</text:p>
          </table:table-cell>
          <table:table-cell table:number-columns-repeated="16"/>
        </table:table-row>
        <table:table-row table:style-name="ro1">
          <table:table-cell office:value-type="float" office:value="83832" calcext:value-type="float">
            <text:p>83832</text:p>
          </table:table-cell>
          <table:table-cell table:number-columns-repeated="16"/>
        </table:table-row>
        <table:table-row table:style-name="ro1">
          <table:table-cell office:value-type="float" office:value="61745" calcext:value-type="float">
            <text:p>61745</text:p>
          </table:table-cell>
          <table:table-cell table:number-columns-repeated="16"/>
        </table:table-row>
        <table:table-row table:style-name="ro1">
          <table:table-cell office:value-type="float" office:value="609510" calcext:value-type="float">
            <text:p>609510</text:p>
          </table:table-cell>
          <table:table-cell table:number-columns-repeated="16"/>
        </table:table-row>
        <table:table-row table:style-name="ro1">
          <table:table-cell office:value-type="float" office:value="83288" calcext:value-type="float">
            <text:p>83288</text:p>
          </table:table-cell>
          <table:table-cell table:number-columns-repeated="16"/>
        </table:table-row>
        <table:table-row table:style-name="ro1">
          <table:table-cell office:value-type="float" office:value="169309" calcext:value-type="float">
            <text:p>169309</text:p>
          </table:table-cell>
          <table:table-cell table:number-columns-repeated="16"/>
        </table:table-row>
        <table:table-row table:style-name="ro1">
          <table:table-cell office:value-type="float" office:value="27013" calcext:value-type="float">
            <text:p>27013</text:p>
          </table:table-cell>
          <table:table-cell table:number-columns-repeated="16"/>
        </table:table-row>
        <table:table-row table:style-name="ro1">
          <table:table-cell office:value-type="float" office:value="37720" calcext:value-type="float">
            <text:p>37720</text:p>
          </table:table-cell>
          <table:table-cell table:number-columns-repeated="16"/>
        </table:table-row>
        <table:table-row table:style-name="ro1">
          <table:table-cell office:value-type="float" office:value="2916070" calcext:value-type="float">
            <text:p>2916070</text:p>
          </table:table-cell>
          <table:table-cell table:number-columns-repeated="16"/>
        </table:table-row>
        <table:table-row table:style-name="ro1">
          <table:table-cell office:value-type="float" office:value="1362193" calcext:value-type="float">
            <text:p>1362193</text:p>
          </table:table-cell>
          <table:table-cell table:number-columns-repeated="16"/>
        </table:table-row>
        <table:table-row table:style-name="ro1">
          <table:table-cell office:value-type="float" office:value="26080" calcext:value-type="float">
            <text:p>26080</text:p>
          </table:table-cell>
          <table:table-cell table:number-columns-repeated="16"/>
        </table:table-row>
        <table:table-row table:style-name="ro1">
          <table:table-cell office:value-type="float" office:value="85354" calcext:value-type="float">
            <text:p>85354</text:p>
          </table:table-cell>
          <table:table-cell table:number-columns-repeated="16"/>
        </table:table-row>
        <table:table-row table:style-name="ro1">
          <table:table-cell office:value-type="float" office:value="62143" calcext:value-type="float">
            <text:p>62143</text:p>
          </table:table-cell>
          <table:table-cell table:number-columns-repeated="16"/>
        </table:table-row>
        <table:table-row table:style-name="ro1">
          <table:table-cell office:value-type="float" office:value="622761" calcext:value-type="float">
            <text:p>622761</text:p>
          </table:table-cell>
          <table:table-cell table:number-columns-repeated="16"/>
        </table:table-row>
        <table:table-row table:style-name="ro1">
          <table:table-cell office:value-type="float" office:value="84931" calcext:value-type="float">
            <text:p>84931</text:p>
          </table:table-cell>
          <table:table-cell table:number-columns-repeated="16"/>
        </table:table-row>
        <table:table-row table:style-name="ro1">
          <table:table-cell office:value-type="float" office:value="172252" calcext:value-type="float">
            <text:p>172252</text:p>
          </table:table-cell>
          <table:table-cell table:number-columns-repeated="16"/>
        </table:table-row>
        <table:table-row table:style-name="ro1">
          <table:table-cell office:value-type="float" office:value="27751" calcext:value-type="float">
            <text:p>27751</text:p>
          </table:table-cell>
          <table:table-cell table:number-columns-repeated="16"/>
        </table:table-row>
        <table:table-row table:style-name="ro1">
          <table:table-cell office:value-type="float" office:value="39548" calcext:value-type="float">
            <text:p>39548</text:p>
          </table:table-cell>
          <table:table-cell table:number-columns-repeated="16"/>
        </table:table-row>
        <table:table-row table:style-name="ro1">
          <table:table-cell office:value-type="float" office:value="2946743" calcext:value-type="float">
            <text:p>2946743</text:p>
          </table:table-cell>
          <table:table-cell table:number-columns-repeated="16"/>
        </table:table-row>
        <table:table-row table:style-name="ro1">
          <table:table-cell office:value-type="float" office:value="1360381" calcext:value-type="float">
            <text:p>1360381</text:p>
          </table:table-cell>
          <table:table-cell table:number-columns-repeated="16"/>
        </table:table-row>
        <table:table-row table:style-name="ro1">
          <table:table-cell office:value-type="float" office:value="26459" calcext:value-type="float">
            <text:p>26459</text:p>
          </table:table-cell>
          <table:table-cell table:number-columns-repeated="16"/>
        </table:table-row>
        <table:table-row table:style-name="ro1">
          <table:table-cell office:value-type="float" office:value="86537" calcext:value-type="float">
            <text:p>86537</text:p>
          </table:table-cell>
          <table:table-cell table:number-columns-repeated="16"/>
        </table:table-row>
        <table:table-row table:style-name="ro1">
          <table:table-cell office:value-type="float" office:value="62279" calcext:value-type="float">
            <text:p>62279</text:p>
          </table:table-cell>
          <table:table-cell table:number-columns-repeated="16"/>
        </table:table-row>
        <table:table-row table:style-name="ro1">
          <table:table-cell office:value-type="float" office:value="625835" calcext:value-type="float">
            <text:p>625835</text:p>
          </table:table-cell>
          <table:table-cell table:number-columns-repeated="16"/>
        </table:table-row>
        <table:table-row table:style-name="ro1">
          <table:table-cell office:value-type="float" office:value="85409" calcext:value-type="float">
            <text:p>85409</text:p>
          </table:table-cell>
          <table:table-cell table:number-columns-repeated="16"/>
        </table:table-row>
        <table:table-row table:style-name="ro1">
          <table:table-cell office:value-type="float" office:value="173957" calcext:value-type="float">
            <text:p>173957</text:p>
          </table:table-cell>
          <table:table-cell table:number-columns-repeated="16"/>
        </table:table-row>
        <table:table-row table:style-name="ro1">
          <table:table-cell office:value-type="float" office:value="28088" calcext:value-type="float">
            <text:p>28088</text:p>
          </table:table-cell>
          <table:table-cell table:number-columns-repeated="16"/>
        </table:table-row>
        <table:table-row table:style-name="ro1">
          <table:table-cell office:value-type="float" office:value="39922" calcext:value-type="float">
            <text:p>39922</text:p>
          </table:table-cell>
          <table:table-cell table:number-columns-repeated="16"/>
        </table:table-row>
        <table:table-row table:style-name="ro1">
          <table:table-cell office:value-type="float" office:value="2929903" calcext:value-type="float">
            <text:p>2929903</text:p>
          </table:table-cell>
          <table:table-cell table:number-columns-repeated="16"/>
        </table:table-row>
        <table:table-row table:style-name="ro1">
          <table:table-cell office:value-type="float" office:value="1328079" calcext:value-type="float">
            <text:p>1328079</text:p>
          </table:table-cell>
          <table:table-cell table:number-columns-repeated="16"/>
        </table:table-row>
        <table:table-row table:style-name="ro1">
          <table:table-cell office:value-type="float" office:value="26376" calcext:value-type="float">
            <text:p>26376</text:p>
          </table:table-cell>
          <table:table-cell table:number-columns-repeated="16"/>
        </table:table-row>
        <table:table-row table:style-name="ro1">
          <table:table-cell office:value-type="float" office:value="86635" calcext:value-type="float">
            <text:p>86635</text:p>
          </table:table-cell>
          <table:table-cell table:number-columns-repeated="16"/>
        </table:table-row>
        <table:table-row table:style-name="ro1">
          <table:table-cell office:value-type="float" office:value="62060" calcext:value-type="float">
            <text:p>62060</text:p>
          </table:table-cell>
          <table:table-cell table:number-columns-repeated="16"/>
        </table:table-row>
        <table:table-row table:style-name="ro1">
          <table:table-cell office:value-type="float" office:value="609692" calcext:value-type="float">
            <text:p>609692</text:p>
          </table:table-cell>
          <table:table-cell table:number-columns-repeated="16"/>
        </table:table-row>
        <table:table-row table:style-name="ro1">
          <table:table-cell office:value-type="float" office:value="85510" calcext:value-type="float">
            <text:p>85510</text:p>
          </table:table-cell>
          <table:table-cell table:number-columns-repeated="16"/>
        </table:table-row>
        <table:table-row table:style-name="ro1">
          <table:table-cell office:value-type="float" office:value="174634" calcext:value-type="float">
            <text:p>174634</text:p>
          </table:table-cell>
          <table:table-cell table:number-columns-repeated="16"/>
        </table:table-row>
        <table:table-row table:style-name="ro1">
          <table:table-cell office:value-type="float" office:value="28313" calcext:value-type="float">
            <text:p>28313</text:p>
          </table:table-cell>
          <table:table-cell table:number-columns-repeated="16"/>
        </table:table-row>
        <table:table-row table:style-name="ro1">
          <table:table-cell office:value-type="float" office:value="40287" calcext:value-type="float">
            <text:p>40287</text:p>
          </table:table-cell>
          <table:table-cell table:number-columns-repeated="16"/>
        </table:table-row>
        <table:table-row table:style-name="ro1">
          <table:table-cell office:value-type="float" office:value="3032776" calcext:value-type="float">
            <text:p>3032776</text:p>
          </table:table-cell>
          <table:table-cell table:number-columns-repeated="16"/>
        </table:table-row>
        <table:table-row table:style-name="ro1">
          <table:table-cell office:value-type="float" office:value="1384824" calcext:value-type="float">
            <text:p>1384824</text:p>
          </table:table-cell>
          <table:table-cell table:number-columns-repeated="16"/>
        </table:table-row>
        <table:table-row table:style-name="ro1">
          <table:table-cell office:value-type="float" office:value="26543" calcext:value-type="float">
            <text:p>26543</text:p>
          </table:table-cell>
          <table:table-cell table:number-columns-repeated="16"/>
        </table:table-row>
        <table:table-row table:style-name="ro1">
          <table:table-cell office:value-type="float" office:value="88235" calcext:value-type="float">
            <text:p>88235</text:p>
          </table:table-cell>
          <table:table-cell table:number-columns-repeated="16"/>
        </table:table-row>
        <table:table-row table:style-name="ro1">
          <table:table-cell office:value-type="float" office:value="62116" calcext:value-type="float">
            <text:p>62116</text:p>
          </table:table-cell>
          <table:table-cell table:number-columns-repeated="16"/>
        </table:table-row>
        <table:table-row table:style-name="ro1">
          <table:table-cell office:value-type="float" office:value="634680" calcext:value-type="float">
            <text:p>634680</text:p>
          </table:table-cell>
          <table:table-cell table:number-columns-repeated="16"/>
        </table:table-row>
        <table:table-row table:style-name="ro1">
          <table:table-cell office:value-type="float" office:value="86932" calcext:value-type="float">
            <text:p>86932</text:p>
          </table:table-cell>
          <table:table-cell table:number-columns-repeated="16"/>
        </table:table-row>
        <table:table-row table:style-name="ro1">
          <table:table-cell office:value-type="float" office:value="178194" calcext:value-type="float">
            <text:p>178194</text:p>
          </table:table-cell>
          <table:table-cell table:number-columns-repeated="16"/>
        </table:table-row>
        <table:table-row table:style-name="ro1">
          <table:table-cell office:value-type="float" office:value="28801" calcext:value-type="float">
            <text:p>28801</text:p>
          </table:table-cell>
          <table:table-cell table:number-columns-repeated="16"/>
        </table:table-row>
        <table:table-row table:style-name="ro1">
          <table:table-cell office:value-type="float" office:value="41187" calcext:value-type="float">
            <text:p>41187</text:p>
          </table:table-cell>
          <table:table-cell table:number-columns-repeated="16"/>
        </table:table-row>
        <table:table-row table:style-name="ro1">
          <table:table-cell office:value-type="float" office:value="3075387" calcext:value-type="float">
            <text:p>3075387</text:p>
          </table:table-cell>
          <table:table-cell table:number-columns-repeated="16"/>
        </table:table-row>
        <table:table-row table:style-name="ro1">
          <table:table-cell office:value-type="float" office:value="1395053" calcext:value-type="float">
            <text:p>1395053</text:p>
          </table:table-cell>
          <table:table-cell table:number-columns-repeated="16"/>
        </table:table-row>
        <table:table-row table:style-name="ro1">
          <table:table-cell office:value-type="float" office:value="26957" calcext:value-type="float">
            <text:p>26957</text:p>
          </table:table-cell>
          <table:table-cell table:number-columns-repeated="16"/>
        </table:table-row>
        <table:table-row table:style-name="ro1">
          <table:table-cell office:value-type="float" office:value="89216" calcext:value-type="float">
            <text:p>89216</text:p>
          </table:table-cell>
          <table:table-cell table:number-columns-repeated="16"/>
        </table:table-row>
        <table:table-row table:style-name="ro1">
          <table:table-cell office:value-type="float" office:value="62222" calcext:value-type="float">
            <text:p>62222</text:p>
          </table:table-cell>
          <table:table-cell table:number-columns-repeated="16"/>
        </table:table-row>
        <table:table-row table:style-name="ro1">
          <table:table-cell office:value-type="float" office:value="642458" calcext:value-type="float">
            <text:p>642458</text:p>
          </table:table-cell>
          <table:table-cell table:number-columns-repeated="16"/>
        </table:table-row>
        <table:table-row table:style-name="ro1">
          <table:table-cell office:value-type="float" office:value="88328" calcext:value-type="float">
            <text:p>88328</text:p>
          </table:table-cell>
          <table:table-cell table:number-columns-repeated="16"/>
        </table:table-row>
        <table:table-row table:style-name="ro1">
          <table:table-cell office:value-type="float" office:value="181092" calcext:value-type="float">
            <text:p>181092</text:p>
          </table:table-cell>
          <table:table-cell table:number-columns-repeated="16"/>
        </table:table-row>
        <table:table-row table:style-name="ro1">
          <table:table-cell office:value-type="float" office:value="27716" calcext:value-type="float">
            <text:p>27716</text:p>
          </table:table-cell>
          <table:table-cell table:number-columns-repeated="16"/>
        </table:table-row>
        <table:table-row table:style-name="ro1">
          <table:table-cell office:value-type="float" office:value="42537" calcext:value-type="float">
            <text:p>42537</text:p>
          </table:table-cell>
          <table:table-cell table:number-columns-repeated="16"/>
        </table:table-row>
        <table:table-row table:style-name="ro1">
          <table:table-cell office:value-type="float" office:value="3131499" calcext:value-type="float">
            <text:p>3131499</text:p>
          </table:table-cell>
          <table:table-cell table:number-columns-repeated="16"/>
        </table:table-row>
        <table:table-row table:style-name="ro1">
          <table:table-cell office:value-type="float" office:value="1393443" calcext:value-type="float">
            <text:p>1393443</text:p>
          </table:table-cell>
          <table:table-cell table:number-columns-repeated="16"/>
        </table:table-row>
        <table:table-row table:style-name="ro1">
          <table:table-cell office:value-type="float" office:value="27021" calcext:value-type="float">
            <text:p>27021</text:p>
          </table:table-cell>
          <table:table-cell table:number-columns-repeated="16"/>
        </table:table-row>
        <table:table-row table:style-name="ro1">
          <table:table-cell office:value-type="float" office:value="88833" calcext:value-type="float">
            <text:p>88833</text:p>
          </table:table-cell>
          <table:table-cell table:number-columns-repeated="16"/>
        </table:table-row>
        <table:table-row table:style-name="ro1">
          <table:table-cell office:value-type="float" office:value="62035" calcext:value-type="float">
            <text:p>62035</text:p>
          </table:table-cell>
          <table:table-cell table:number-columns-repeated="16"/>
        </table:table-row>
        <table:table-row table:style-name="ro1">
          <table:table-cell office:value-type="float" office:value="636422" calcext:value-type="float">
            <text:p>636422</text:p>
          </table:table-cell>
          <table:table-cell table:number-columns-repeated="16"/>
        </table:table-row>
        <table:table-row table:style-name="ro1">
          <table:table-cell office:value-type="float" office:value="88084" calcext:value-type="float">
            <text:p>88084</text:p>
          </table:table-cell>
          <table:table-cell table:number-columns-repeated="16"/>
        </table:table-row>
        <table:table-row table:style-name="ro1">
          <table:table-cell office:value-type="float" office:value="180188" calcext:value-type="float">
            <text:p>180188</text:p>
          </table:table-cell>
          <table:table-cell table:number-columns-repeated="16"/>
        </table:table-row>
        <table:table-row table:style-name="ro1">
          <table:table-cell office:value-type="float" office:value="29513" calcext:value-type="float">
            <text:p>29513</text:p>
          </table:table-cell>
          <table:table-cell table:number-columns-repeated="16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6"/>
        </table:table-row>
        <table:table-row table:style-name="ro1">
          <table:table-cell office:value-type="float" office:value="3178174" calcext:value-type="float">
            <text:p>3178174</text:p>
          </table:table-cell>
          <table:table-cell table:number-columns-repeated="16"/>
        </table:table-row>
        <table:table-row table:style-name="ro1">
          <table:table-cell office:value-type="float" office:value="1391030" calcext:value-type="float">
            <text:p>1391030</text:p>
          </table:table-cell>
          <table:table-cell table:number-columns-repeated="16"/>
        </table:table-row>
        <table:table-row table:style-name="ro1">
          <table:table-cell office:value-type="float" office:value="26304" calcext:value-type="float">
            <text:p>26304</text:p>
          </table:table-cell>
          <table:table-cell table:number-columns-repeated="16"/>
        </table:table-row>
        <table:table-row table:style-name="ro1">
          <table:table-cell office:value-type="float" office:value="89036" calcext:value-type="float">
            <text:p>89036</text:p>
          </table:table-cell>
          <table:table-cell table:number-columns-repeated="16"/>
        </table:table-row>
        <table:table-row table:style-name="ro1">
          <table:table-cell office:value-type="float" office:value="62166" calcext:value-type="float">
            <text:p>62166</text:p>
          </table:table-cell>
          <table:table-cell table:number-columns-repeated="16"/>
        </table:table-row>
        <table:table-row table:style-name="ro1">
          <table:table-cell office:value-type="float" office:value="641066" calcext:value-type="float">
            <text:p>641066</text:p>
          </table:table-cell>
          <table:table-cell table:number-columns-repeated="16"/>
        </table:table-row>
        <table:table-row table:style-name="ro1">
          <table:table-cell office:value-type="float" office:value="88596" calcext:value-type="float">
            <text:p>88596</text:p>
          </table:table-cell>
          <table:table-cell table:number-columns-repeated="16"/>
        </table:table-row>
        <table:table-row table:style-name="ro1">
          <table:table-cell office:value-type="float" office:value="180296" calcext:value-type="float">
            <text:p>180296</text:p>
          </table:table-cell>
          <table:table-cell table:number-columns-repeated="16"/>
        </table:table-row>
        <table:table-row table:style-name="ro1">
          <table:table-cell office:value-type="float" office:value="29705" calcext:value-type="float">
            <text:p>29705</text:p>
          </table:table-cell>
          <table:table-cell table:number-columns-repeated="16"/>
        </table:table-row>
        <table:table-row table:style-name="ro1">
          <table:table-cell office:value-type="float" office:value="43202" calcext:value-type="float">
            <text:p>43202</text:p>
          </table:table-cell>
          <table:table-cell table:number-columns-repeated="16"/>
        </table:table-row>
        <table:table-row table:style-name="ro1">
          <table:table-cell office:value-type="float" office:value="3067430" calcext:value-type="float">
            <text:p>3067430</text:p>
          </table:table-cell>
          <table:table-cell table:number-columns-repeated="16"/>
        </table:table-row>
        <table:table-row table:style-name="ro1">
          <table:table-cell office:value-type="float" office:value="1592175" calcext:value-type="float">
            <text:p>1592175</text:p>
          </table:table-cell>
          <table:table-cell table:number-columns-repeated="16"/>
        </table:table-row>
        <table:table-row table:style-name="ro1">
          <table:table-cell office:value-type="float" office:value="26692" calcext:value-type="float">
            <text:p>26692</text:p>
          </table:table-cell>
          <table:table-cell table:number-columns-repeated="16"/>
        </table:table-row>
        <table:table-row table:style-name="ro1">
          <table:table-cell office:value-type="float" office:value="90597" calcext:value-type="float">
            <text:p>90597</text:p>
          </table:table-cell>
          <table:table-cell table:number-columns-repeated="16"/>
        </table:table-row>
        <table:table-row table:style-name="ro1">
          <table:table-cell office:value-type="float" office:value="62245" calcext:value-type="float">
            <text:p>62245</text:p>
          </table:table-cell>
          <table:table-cell table:number-columns-repeated="16"/>
        </table:table-row>
        <table:table-row table:style-name="ro1">
          <table:table-cell office:value-type="float" office:value="657505" calcext:value-type="float">
            <text:p>657505</text:p>
          </table:table-cell>
          <table:table-cell table:number-columns-repeated="16"/>
        </table:table-row>
        <table:table-row table:style-name="ro1">
          <table:table-cell office:value-type="float" office:value="90085" calcext:value-type="float">
            <text:p>90085</text:p>
          </table:table-cell>
          <table:table-cell table:number-columns-repeated="16"/>
        </table:table-row>
        <table:table-row table:style-name="ro1">
          <table:table-cell office:value-type="float" office:value="182675" calcext:value-type="float">
            <text:p>182675</text:p>
          </table:table-cell>
          <table:table-cell table:number-columns-repeated="16"/>
        </table:table-row>
        <table:table-row table:style-name="ro1">
          <table:table-cell office:value-type="float" office:value="29956" calcext:value-type="float">
            <text:p>29956</text:p>
          </table:table-cell>
          <table:table-cell table:number-columns-repeated="16"/>
        </table:table-row>
        <table:table-row table:style-name="ro1">
          <table:table-cell office:value-type="float" office:value="42656" calcext:value-type="float">
            <text:p>42656</text:p>
          </table:table-cell>
          <table:table-cell table:number-columns-repeated="16"/>
        </table:table-row>
        <table:table-row table:style-name="ro1">
          <table:table-cell office:value-type="float" office:value="3046758" calcext:value-type="float">
            <text:p>3046758</text:p>
          </table:table-cell>
          <table:table-cell table:number-columns-repeated="16"/>
        </table:table-row>
        <table:table-row table:style-name="ro1">
          <table:table-cell office:value-type="float" office:value="1563289" calcext:value-type="float">
            <text:p>1563289</text:p>
          </table:table-cell>
          <table:table-cell table:number-columns-repeated="16"/>
        </table:table-row>
        <table:table-row table:style-name="ro1">
          <table:table-cell office:value-type="float" office:value="33467" calcext:value-type="float">
            <text:p>33467</text:p>
          </table:table-cell>
          <table:table-cell table:number-columns-repeated="16"/>
        </table:table-row>
        <table:table-row table:style-name="ro1">
          <table:table-cell office:value-type="float" office:value="93747" calcext:value-type="float">
            <text:p>93747</text:p>
          </table:table-cell>
          <table:table-cell table:number-columns-repeated="16"/>
        </table:table-row>
        <table:table-row table:style-name="ro1">
          <table:table-cell office:value-type="float" office:value="81067" calcext:value-type="float">
            <text:p>81067</text:p>
          </table:table-cell>
          <table:table-cell table:number-columns-repeated="16"/>
        </table:table-row>
        <table:table-row table:style-name="ro1">
          <table:table-cell office:value-type="float" office:value="696536" calcext:value-type="float">
            <text:p>696536</text:p>
          </table:table-cell>
          <table:table-cell table:number-columns-repeated="16"/>
        </table:table-row>
        <table:table-row table:style-name="ro1">
          <table:table-cell office:value-type="float" office:value="92536" calcext:value-type="float">
            <text:p>92536</text:p>
          </table:table-cell>
          <table:table-cell table:number-columns-repeated="16"/>
        </table:table-row>
        <table:table-row table:style-name="ro1">
          <table:table-cell office:value-type="float" office:value="185414" calcext:value-type="float">
            <text:p>185414</text:p>
          </table:table-cell>
          <table:table-cell table:number-columns-repeated="16"/>
        </table:table-row>
        <table:table-row table:style-name="ro1">
          <table:table-cell office:value-type="float" office:value="32105" calcext:value-type="float">
            <text:p>32105</text:p>
          </table:table-cell>
          <table:table-cell table:number-columns-repeated="16"/>
        </table:table-row>
        <table:table-row table:style-name="ro1">
          <table:table-cell office:value-type="float" office:value="43241" calcext:value-type="float">
            <text:p>43241</text:p>
          </table:table-cell>
          <table:table-cell table:number-columns-repeated="16"/>
        </table:table-row>
        <table:table-row table:style-name="ro1">
          <table:table-cell office:value-type="float" office:value="3171206" calcext:value-type="float">
            <text:p>3171206</text:p>
          </table:table-cell>
          <table:table-cell table:number-columns-repeated="16"/>
        </table:table-row>
        <table:table-row table:style-name="ro1">
          <table:table-cell office:value-type="float" office:value="1575418" calcext:value-type="float">
            <text:p>1575418</text:p>
          </table:table-cell>
          <table:table-cell table:number-columns-repeated="16"/>
        </table:table-row>
        <table:table-row table:style-name="ro1">
          <table:table-cell office:value-type="float" office:value="29548" calcext:value-type="float">
            <text:p>29548</text:p>
          </table:table-cell>
          <table:table-cell table:number-columns-repeated="16"/>
        </table:table-row>
        <table:table-row table:style-name="ro1">
          <table:table-cell office:value-type="float" office:value="96603" calcext:value-type="float">
            <text:p>96603</text:p>
          </table:table-cell>
          <table:table-cell table:number-columns-repeated="16"/>
        </table:table-row>
        <table:table-row table:style-name="ro1">
          <table:table-cell office:value-type="float" office:value="91012" calcext:value-type="float">
            <text:p>91012</text:p>
          </table:table-cell>
          <table:table-cell table:number-columns-repeated="16"/>
        </table:table-row>
        <table:table-row table:style-name="ro1">
          <table:table-cell office:value-type="float" office:value="709874" calcext:value-type="float">
            <text:p>709874</text:p>
          </table:table-cell>
          <table:table-cell table:number-columns-repeated="16"/>
        </table:table-row>
        <table:table-row table:style-name="ro1">
          <table:table-cell office:value-type="float" office:value="93760" calcext:value-type="float">
            <text:p>93760</text:p>
          </table:table-cell>
          <table:table-cell table:number-columns-repeated="16"/>
        </table:table-row>
        <table:table-row table:style-name="ro1">
          <table:table-cell office:value-type="float" office:value="193654" calcext:value-type="float">
            <text:p>193654</text:p>
          </table:table-cell>
          <table:table-cell table:number-columns-repeated="16"/>
        </table:table-row>
        <table:table-row table:style-name="ro1">
          <table:table-cell office:value-type="float" office:value="32056" calcext:value-type="float">
            <text:p>32056</text:p>
          </table:table-cell>
          <table:table-cell table:number-columns-repeated="16"/>
        </table:table-row>
        <table:table-row table:style-name="ro1">
          <table:table-cell office:value-type="float" office:value="43551" calcext:value-type="float">
            <text:p>43551</text:p>
          </table:table-cell>
          <table:table-cell table:number-columns-repeated="16"/>
        </table:table-row>
        <table:table-row table:style-name="ro1">
          <table:table-cell office:value-type="float" office:value="3464882" calcext:value-type="float">
            <text:p>3464882</text:p>
          </table:table-cell>
          <table:table-cell table:number-columns-repeated="16"/>
        </table:table-row>
        <table:table-row table:style-name="ro1">
          <table:table-cell office:value-type="float" office:value="1359882" calcext:value-type="float">
            <text:p>1359882</text:p>
          </table:table-cell>
          <table:table-cell table:number-columns-repeated="16"/>
        </table:table-row>
        <table:table-row table:style-name="ro1">
          <table:table-cell office:value-type="float" office:value="33934" calcext:value-type="float">
            <text:p>33934</text:p>
          </table:table-cell>
          <table:table-cell table:number-columns-repeated="16"/>
        </table:table-row>
        <table:table-row table:style-name="ro1">
          <table:table-cell office:value-type="float" office:value="96925" calcext:value-type="float">
            <text:p>96925</text:p>
          </table:table-cell>
          <table:table-cell table:number-columns-repeated="16"/>
        </table:table-row>
        <table:table-row table:style-name="ro1">
          <table:table-cell office:value-type="float" office:value="95532" calcext:value-type="float">
            <text:p>95532</text:p>
          </table:table-cell>
          <table:table-cell table:number-columns-repeated="16"/>
        </table:table-row>
        <table:table-row table:style-name="ro1">
          <table:table-cell office:value-type="float" office:value="713825" calcext:value-type="float">
            <text:p>713825</text:p>
          </table:table-cell>
          <table:table-cell table:number-columns-repeated="16"/>
        </table:table-row>
        <table:table-row table:style-name="ro1">
          <table:table-cell office:value-type="float" office:value="94406" calcext:value-type="float">
            <text:p>94406</text:p>
          </table:table-cell>
          <table:table-cell table:number-columns-repeated="16"/>
        </table:table-row>
        <table:table-row table:style-name="ro1">
          <table:table-cell office:value-type="float" office:value="197346" calcext:value-type="float">
            <text:p>197346</text:p>
          </table:table-cell>
          <table:table-cell table:number-columns-repeated="16"/>
        </table:table-row>
        <table:table-row table:style-name="ro1">
          <table:table-cell office:value-type="float" office:value="32328" calcext:value-type="float">
            <text:p>32328</text:p>
          </table:table-cell>
          <table:table-cell table:number-columns-repeated="16"/>
        </table:table-row>
        <table:table-row table:style-name="ro1">
          <table:table-cell office:value-type="float" office:value="44405" calcext:value-type="float">
            <text:p>44405</text:p>
          </table:table-cell>
          <table:table-cell table:number-columns-repeated="16"/>
        </table:table-row>
        <table:table-row table:style-name="ro1">
          <table:table-cell office:value-type="float" office:value="3490134" calcext:value-type="float">
            <text:p>3490134</text:p>
          </table:table-cell>
          <table:table-cell table:number-columns-repeated="16"/>
        </table:table-row>
        <table:table-row table:style-name="ro1">
          <table:table-cell office:value-type="float" office:value="1362498" calcext:value-type="float">
            <text:p>1362498</text:p>
          </table:table-cell>
          <table:table-cell table:number-columns-repeated="16"/>
        </table:table-row>
        <table:table-row table:style-name="ro1">
          <table:table-cell office:value-type="float" office:value="34078" calcext:value-type="float">
            <text:p>34078</text:p>
          </table:table-cell>
          <table:table-cell table:number-columns-repeated="16"/>
        </table:table-row>
        <table:table-row table:style-name="ro1">
          <table:table-cell office:value-type="float" office:value="98509" calcext:value-type="float">
            <text:p>98509</text:p>
          </table:table-cell>
          <table:table-cell table:number-columns-repeated="16"/>
        </table:table-row>
        <table:table-row table:style-name="ro1">
          <table:table-cell office:value-type="float" office:value="98137" calcext:value-type="float">
            <text:p>98137</text:p>
          </table:table-cell>
          <table:table-cell table:number-columns-repeated="16"/>
        </table:table-row>
        <table:table-row table:style-name="ro1">
          <table:table-cell office:value-type="float" office:value="712979" calcext:value-type="float">
            <text:p>712979</text:p>
          </table:table-cell>
          <table:table-cell table:number-columns-repeated="16"/>
        </table:table-row>
        <table:table-row table:style-name="ro1">
          <table:table-cell office:value-type="float" office:value="97946" calcext:value-type="float">
            <text:p>97946</text:p>
          </table:table-cell>
          <table:table-cell table:number-columns-repeated="16"/>
        </table:table-row>
        <table:table-row table:style-name="ro1">
          <table:table-cell office:value-type="float" office:value="199937" calcext:value-type="float">
            <text:p>199937</text:p>
          </table:table-cell>
          <table:table-cell table:number-columns-repeated="16"/>
        </table:table-row>
        <table:table-row table:style-name="ro1">
          <table:table-cell office:value-type="float" office:value="44554" calcext:value-type="float">
            <text:p>44554</text:p>
          </table:table-cell>
          <table:table-cell table:number-columns-repeated="16"/>
        </table:table-row>
        <table:table-row table:style-name="ro1">
          <table:table-cell office:value-type="float" office:value="45132" calcext:value-type="float">
            <text:p>45132</text:p>
          </table:table-cell>
          <table:table-cell table:number-columns-repeated="16"/>
        </table:table-row>
        <table:table-row table:style-name="ro1">
          <table:table-cell office:value-type="float" office:value="3599714" calcext:value-type="float">
            <text:p>3599714</text:p>
          </table:table-cell>
          <table:table-cell table:number-columns-repeated="16"/>
        </table:table-row>
        <table:table-row table:style-name="ro1">
          <table:table-cell office:value-type="float" office:value="1385804" calcext:value-type="float">
            <text:p>1385804</text:p>
          </table:table-cell>
          <table:table-cell table:number-columns-repeated="16"/>
        </table:table-row>
        <table:table-row table:style-name="ro1">
          <table:table-cell office:value-type="float" office:value="34215" calcext:value-type="float">
            <text:p>34215</text:p>
          </table:table-cell>
          <table:table-cell table:number-columns-repeated="16"/>
        </table:table-row>
        <table:table-row table:style-name="ro1">
          <table:table-cell office:value-type="float" office:value="102021" calcext:value-type="float">
            <text:p>102021</text:p>
          </table:table-cell>
          <table:table-cell table:number-columns-repeated="16"/>
        </table:table-row>
        <table:table-row table:style-name="ro1">
          <table:table-cell office:value-type="float" office:value="101310" calcext:value-type="float">
            <text:p>101310</text:p>
          </table:table-cell>
          <table:table-cell table:number-columns-repeated="16"/>
        </table:table-row>
        <table:table-row table:style-name="ro1">
          <table:table-cell office:value-type="float" office:value="725764" calcext:value-type="float">
            <text:p>725764</text:p>
          </table:table-cell>
          <table:table-cell table:number-columns-repeated="16"/>
        </table:table-row>
        <table:table-row table:style-name="ro1">
          <table:table-cell office:value-type="float" office:value="99445" calcext:value-type="float">
            <text:p>99445</text:p>
          </table:table-cell>
          <table:table-cell table:number-columns-repeated="16"/>
        </table:table-row>
        <table:table-row table:style-name="ro1">
          <table:table-cell office:value-type="float" office:value="204560" calcext:value-type="float">
            <text:p>204560</text:p>
          </table:table-cell>
          <table:table-cell table:number-columns-repeated="16"/>
        </table:table-row>
        <table:table-row table:style-name="ro1">
          <table:table-cell office:value-type="float" office:value="44865" calcext:value-type="float">
            <text:p>44865</text:p>
          </table:table-cell>
          <table:table-cell table:number-columns-repeated="16"/>
        </table:table-row>
        <table:table-row table:style-name="ro1">
          <table:table-cell office:value-type="float" office:value="44934" calcext:value-type="float">
            <text:p>44934</text:p>
          </table:table-cell>
          <table:table-cell table:number-columns-repeated="16"/>
        </table:table-row>
        <table:table-row table:style-name="ro1">
          <table:table-cell office:value-type="float" office:value="3626502" calcext:value-type="float">
            <text:p>3626502</text:p>
          </table:table-cell>
          <table:table-cell table:number-columns-repeated="16"/>
        </table:table-row>
        <table:table-row table:style-name="ro1">
          <table:table-cell office:value-type="float" office:value="1385577" calcext:value-type="float">
            <text:p>1385577</text:p>
          </table:table-cell>
          <table:table-cell table:number-columns-repeated="16"/>
        </table:table-row>
        <table:table-row table:style-name="ro1">
          <table:table-cell office:value-type="float" office:value="33574" calcext:value-type="float">
            <text:p>33574</text:p>
          </table:table-cell>
          <table:table-cell table:number-columns-repeated="16"/>
        </table:table-row>
        <table:table-row table:style-name="ro1">
          <table:table-cell office:value-type="float" office:value="103257" calcext:value-type="float">
            <text:p>103257</text:p>
          </table:table-cell>
          <table:table-cell table:number-columns-repeated="16"/>
        </table:table-row>
        <table:table-row table:style-name="ro1">
          <table:table-cell office:value-type="float" office:value="77204" calcext:value-type="float">
            <text:p>77204</text:p>
          </table:table-cell>
          <table:table-cell table:number-columns-repeated="16"/>
        </table:table-row>
        <table:table-row table:style-name="ro1">
          <table:table-cell office:value-type="float" office:value="737234" calcext:value-type="float">
            <text:p>737234</text:p>
          </table:table-cell>
          <table:table-cell table:number-columns-repeated="16"/>
        </table:table-row>
        <table:table-row table:style-name="ro1">
          <table:table-cell office:value-type="float" office:value="100591" calcext:value-type="float">
            <text:p>100591</text:p>
          </table:table-cell>
          <table:table-cell table:number-columns-repeated="16"/>
        </table:table-row>
        <table:table-row table:style-name="ro1">
          <table:table-cell office:value-type="float" office:value="222003" calcext:value-type="float">
            <text:p>222003</text:p>
          </table:table-cell>
          <table:table-cell table:number-columns-repeated="16"/>
        </table:table-row>
        <table:table-row table:style-name="ro1">
          <table:table-cell office:value-type="float" office:value="45204" calcext:value-type="float">
            <text:p>45204</text:p>
          </table:table-cell>
          <table:table-cell table:number-columns-repeated="16"/>
        </table:table-row>
        <table:table-row table:style-name="ro1">
          <table:table-cell office:value-type="float" office:value="90132" calcext:value-type="float">
            <text:p>90132</text:p>
          </table:table-cell>
          <table:table-cell table:number-columns-repeated="16"/>
        </table:table-row>
      </table:table>
      <table:table table:name="Segunda variable aleatoria" table:style-name="ta1">
        <table:shapes>
          <draw:frame draw:z-index="0" draw:style-name="gr1" draw:text-style-name="P1" svg:width="21.106cm" svg:height="11.872cm" svg:x="10.208cm" svg:y="21.881cm">
            <draw:object draw:notify-on-update-of-ranges="'Segunda variable aleatoria'.E20:'Segunda variable aleatoria'.E36 'Segunda variable aleatoria'.F20:'Segunda variable aleatoria'.F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1.273cm" svg:height="11.965cm" svg:x="31.989cm" svg:y="21.976cm">
            <draw:object draw:notify-on-update-of-ranges="'Segunda variable aleatoria'.E20:'Segunda variable aleatoria'.E36 'Segunda variable aleatoria'.G20:'Segunda variable aleatoria'.G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Nivel de aceptación</text:p>
          </table:table-cell>
          <table:table-cell table:style-name="ce4" office:value-type="percentage" office:value="0.9" calcext:value-type="percentage">
            <text:p>90,00 %</text:p>
          </table:table-cell>
          <table:table-cell table:style-name="ce5" office:value-type="float" office:value="0.9" calcext:value-type="float">
            <text:p>0,9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ivel de rechazo</text:p>
          </table:table-cell>
          <table:table-cell table:style-name="ce4" office:value-type="percentage" office:value="0.1" calcext:value-type="percentage">
            <text:p>10,00 %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N1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17" table:formula="of:=+COUNT(RANDOM)" office:value-type="float" office:value="200" calcext:value-type="float">
            <text:p>200</text:p>
          </table:table-cell>
          <table:table-cell/>
          <table:table-cell table:style-name="ce29" office:value-type="string" calcext:value-type="string">
            <text:p>Lambda</text:p>
          </table:table-cell>
          <table:table-cell table:style-name="ce39" table:formula="of:=1/[.D12]" office:value-type="float" office:value="0.000430174134489641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float" office:value="14144" calcext:value-type="float">
            <text:p>14144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17" table:formula="of:=+MAX(RANDOM)" office:value-type="float" office:value="15229" calcext:value-type="float">
            <text:p>15229</text:p>
          </table:table-cell>
          <table:table-cell table:number-columns-repeated="13"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17" table:formula="of:=+MIN(RANDOM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Rango</text:p>
          </table:table-cell>
          <table:table-cell table:style-name="ce17" table:formula="of:=[.D7]-[.D8]" office:value-type="float" office:value="15229" calcext:value-type="float">
            <text:p>1522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6" office:value-type="string" calcext:value-type="string">
            <text:p>Intervalos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6" office:value-type="string" calcext:value-type="string">
            <text:p>Amplitud</text:p>
          </table:table-cell>
          <table:table-cell table:style-name="ce17" table:formula="of:=[.D9]/[.D10]" office:value-type="float" office:value="895.823529411765" calcext:value-type="float">
            <text:p>895,823529411765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 office:value-type="string" calcext:value-type="string">
            <text:p>Media</text:p>
          </table:table-cell>
          <table:table-cell table:style-name="ce17" table:formula="of:=+AVERAGE(RANDOM)" office:value-type="float" office:value="2324.64" calcext:value-type="float">
            <text:p>2324,64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6" office:value-type="string" calcext:value-type="string">
            <text:p>Varianza muestra</text:p>
          </table:table-cell>
          <table:table-cell table:style-name="ce17" table:formula="of:=+COM.MICROSOFT.VAR.S(RANDOM)" office:value-type="float" office:value="18231258.6938693" calcext:value-type="float">
            <text:p>18231258,693869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 office:value-type="string" calcext:value-type="string">
            <text:p>Varianza población</text:p>
          </table:table-cell>
          <table:table-cell table:style-name="ce17" table:formula="of:=+COM.MICROSOFT.VAR.P(RANDOM)" office:value-type="float" office:value="18140102.4004" calcext:value-type="float">
            <text:p>18140102,4004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 office:value-type="string" calcext:value-type="string">
            <text:p>Desviación muestra</text:p>
          </table:table-cell>
          <table:table-cell table:style-name="ce17" table:formula="of:=+SQRT([.D13])" office:value-type="float" office:value="4269.80780526119" calcext:value-type="float">
            <text:p>4269,8078052611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Desviación población</text:p>
          </table:table-cell>
          <table:table-cell table:style-name="ce17" table:formula="of:=+SQRT([.D15])" office:value-type="float" office:value="65.3437663841103" calcext:value-type="float">
            <text:p>65,3437663841103</text:p>
          </table:table-cell>
          <table:table-cell table:number-columns-repeated="13"/>
        </table:table-row>
        <table:table-row table:style-name="ro1">
          <table:table-cell office:value-type="float" office:value="14116" calcext:value-type="float">
            <text:p>14116</text:p>
          </table:table-cell>
          <table:table-cell table:number-columns-repeated="16"/>
        </table:table-row>
        <table:table-row table:style-name="ro1">
          <table:table-cell office:value-type="float" office:value="10713" calcext:value-type="float">
            <text:p>10713</text:p>
          </table:table-cell>
          <table:table-cell/>
          <table:table-cell table:style-name="ce7" office:value-type="string" calcext:value-type="string" table:number-columns-spanned="6" table:number-rows-spanned="1">
            <text:p>Chi cuadrado</text:p>
          </table:table-cell>
          <table:covered-table-cell table:number-columns-repeated="5"/>
          <table:table-cell/>
          <table:table-cell table:style-name="ce13" office:value-type="string" calcext:value-type="string" table:number-columns-spanned="4" table:number-rows-spanned="1">
            <text:p>Chi cuadrado</text:p>
          </table:table-cell>
          <table:covered-table-cell table:number-columns-repeated="3" table:style-name="ce16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ntervalos</text:p>
          </table:table-cell>
          <table:table-cell table:style-name="ce2" office:value-type="string" calcext:value-type="string">
            <text:p>Limite inferior</text:p>
          </table:table-cell>
          <table:table-cell table:style-name="ce2" office:value-type="string" calcext:value-type="string">
            <text:p>Limite superior</text:p>
          </table:table-cell>
          <table:table-cell table:style-name="ce2" office:value-type="string" calcext:value-type="string">
            <text:p>Frecuencia observada</text:p>
          </table:table-cell>
          <table:table-cell table:style-name="ce2" office:value-type="string" calcext:value-type="string">
            <text:p>Frecuencia esperada</text:p>
          </table:table-cell>
          <table:table-cell table:style-name="ce2" office:value-type="string" calcext:value-type="string">
            <text:p>((FO – FE)²/FE)</text:p>
          </table:table-cell>
          <table:table-cell/>
          <table:table-cell table:style-name="ce2" office:value-type="string" calcext:value-type="string">
            <text:p>Intervalos</text:p>
          </table:table-cell>
          <table:table-cell table:style-name="ce2" office:value-type="string" calcext:value-type="string">
            <text:p>Frecuencia observada</text:p>
          </table:table-cell>
          <table:table-cell table:style-name="ce2" office:value-type="string" calcext:value-type="string">
            <text:p>Frecuencia esperada</text:p>
          </table:table-cell>
          <table:table-cell table:style-name="ce2" office:value-type="string" calcext:value-type="string">
            <text:p>((FO – FE)²/FE)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0" table:formula="of:=[.D8]" office:value-type="float" office:value="0" calcext:value-type="float">
            <text:p>0,0000</text:p>
          </table:table-cell>
          <table:table-cell table:style-name="ce10" table:formula="of:=SUM([.D20]+[.$D$11])" office:value-type="float" office:value="895.823529411765" calcext:value-type="float">
            <text:p>895,8235</text:p>
          </table:table-cell>
          <table:table-cell table:style-name="ce8" table:number-matrix-columns-spanned="1" table:number-matrix-rows-spanned="18" table:formula="of:=+FREQUENCY(RANDOM;[.E20:.E36])" office:value-type="float" office:value="140" calcext:value-type="float">
            <text:p>140</text:p>
          </table:table-cell>
          <table:table-cell table:style-name="ce10" table:formula="of:=((1-EXP(-[.$G$6]*[.E20]))-(1-EXP(-[.$G$6]*[.D20])))*RANDOM" office:value-type="float" office:value="11.5125968781059" calcext:value-type="float">
            <text:p>11,5126</text:p>
          </table:table-cell>
          <table:table-cell table:style-name="ce10" table:formula="of:=(([.F20]-[.G20])^2)/[.G20]" office:value-type="float" office:value="1433.99555598131" calcext:value-type="float">
            <text:p>1433,995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[.F20]" office:value-type="float" office:value="140" calcext:value-type="float">
            <text:p>140</text:p>
          </table:table-cell>
          <table:table-cell table:style-name="ce10" table:formula="of:=[.G20]" office:value-type="float" office:value="11.5125968781059" calcext:value-type="float">
            <text:p>11,5126</text:p>
          </table:table-cell>
          <table:table-cell table:style-name="ce10" table:formula="of:=(([.K20]-[.L20])^2)/[.L20]" office:value-type="float" office:value="1433.99555598131" calcext:value-type="float">
            <text:p>1433,995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table:formula="of:=[.E20]" office:value-type="float" office:value="895.823529411765" calcext:value-type="float">
            <text:p>895,8235</text:p>
          </table:table-cell>
          <table:table-cell table:style-name="ce10" table:formula="of:=SUM([.D21]+[.$D$11])" office:value-type="float" office:value="1791.64705882353" calcext:value-type="float">
            <text:p>1791,6471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((1-EXP(-[.$G$6]*[.E21]))-(1-EXP(-[.$G$6]*[.D21])))*RANDOM" office:value-type="float" office:value="438.532267808504" calcext:value-type="float">
            <text:p>438,5323</text:p>
          </table:table-cell>
          <table:table-cell table:style-name="ce10" table:formula="of:=(([.F21]-[.G21])^2)/[.G21]" office:value-type="float" office:value="418.760301199295" calcext:value-type="float">
            <text:p>418,7603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[.F21]" office:value-type="float" office:value="10" calcext:value-type="float">
            <text:p>10</text:p>
          </table:table-cell>
          <table:table-cell table:style-name="ce10" table:formula="of:=[.G21]" office:value-type="float" office:value="438.532267808504" calcext:value-type="float">
            <text:p>438,5323</text:p>
          </table:table-cell>
          <table:table-cell table:style-name="ce10" table:formula="of:=(([.K21]-[.L21])^2)/[.L21]" office:value-type="float" office:value="418.760301199295" calcext:value-type="float">
            <text:p>418,760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table:formula="of:=[.E21]" office:value-type="float" office:value="1791.64705882353" calcext:value-type="float">
            <text:p>1791,6471</text:p>
          </table:table-cell>
          <table:table-cell table:style-name="ce10" table:formula="of:=SUM([.D22]+[.$D$11])" office:value-type="float" office:value="2687.47058823529" calcext:value-type="float">
            <text:p>2687,4706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((1-EXP(-[.$G$6]*[.E22]))-(1-EXP(-[.$G$6]*[.D22])))*RANDOM" office:value-type="float" office:value="30.3322843209321" calcext:value-type="float">
            <text:p>30,3323</text:p>
          </table:table-cell>
          <table:table-cell table:style-name="ce10" table:formula="of:=(([.F22]-[.G22])^2)/[.G22]" office:value-type="float" office:value="13.6291016308962" calcext:value-type="float">
            <text:p>13,629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[.F22]" office:value-type="float" office:value="10" calcext:value-type="float">
            <text:p>10</text:p>
          </table:table-cell>
          <table:table-cell table:style-name="ce10" table:formula="of:=[.G22]" office:value-type="float" office:value="30.3322843209321" calcext:value-type="float">
            <text:p>30,3323</text:p>
          </table:table-cell>
          <table:table-cell table:style-name="ce10" table:formula="of:=(([.K22]-[.L22])^2)/[.L22]" office:value-type="float" office:value="13.6291016308962" calcext:value-type="float">
            <text:p>13,629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table:formula="of:=[.E22]" office:value-type="float" office:value="2687.47058823529" calcext:value-type="float">
            <text:p>2687,4706</text:p>
          </table:table-cell>
          <table:table-cell table:style-name="ce10" table:formula="of:=SUM([.D23]+[.$D$11])" office:value-type="float" office:value="3583.29411764706" calcext:value-type="float">
            <text:p>3583,294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(1-EXP(-[.$G$6]*[.E23]))-(1-EXP(-[.$G$6]*[.D23])))*RANDOM" office:value-type="float" office:value="3.32127951687822" calcext:value-type="float">
            <text:p>3,3213</text:p>
          </table:table-cell>
          <table:table-cell table:style-name="ce10" table:formula="of:=(([.F23]-[.G23])^2)/[.G23]" office:value-type="float" office:value="1.62236829754788" calcext:value-type="float">
            <text:p>1,6224</text:p>
          </table:table-cell>
          <table:table-cell/>
          <table:table-cell table:style-name="ce40" office:value-type="string" calcext:value-type="string">
            <text:p>4,5,6,7,8</text:p>
          </table:table-cell>
          <table:table-cell table:style-name="ce8" table:formula="of:=SUM([.F23:.F27])" office:value-type="float" office:value="6" calcext:value-type="float">
            <text:p>6</text:p>
          </table:table-cell>
          <table:table-cell table:style-name="ce10" table:formula="of:=SUM([.G23:.G27])" office:value-type="float" office:value="316.521618257198" calcext:value-type="float">
            <text:p>316,5216</text:p>
          </table:table-cell>
          <table:table-cell table:style-name="ce10" table:formula="of:=(([.K23]-[.L23])^2)/[.L23]" office:value-type="float" office:value="304.635354564368" calcext:value-type="float">
            <text:p>304,635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table:formula="of:=[.E23]" office:value-type="float" office:value="3583.29411764706" calcext:value-type="float">
            <text:p>3583,2941</text:p>
          </table:table-cell>
          <table:table-cell table:style-name="ce10" table:formula="of:=SUM([.D24]+[.$D$11])" office:value-type="float" office:value="4479.11764705882" calcext:value-type="float">
            <text:p>4479,117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4]))-(1-EXP(-[.$G$6]*[.D24])))*RANDOM" office:value-type="float" office:value="7.87280614240983" calcext:value-type="float">
            <text:p>7,8728</text:p>
          </table:table-cell>
          <table:table-cell table:style-name="ce10" table:formula="of:=(([.F24]-[.G24])^2)/[.G24]" office:value-type="float" office:value="7.87280614240983" calcext:value-type="float">
            <text:p>7,8728</text:p>
          </table:table-cell>
          <table:table-cell/>
          <table:table-cell table:style-name="ce40" office:value-type="string" calcext:value-type="string">
            <text:p>9,10,11</text:p>
          </table:table-cell>
          <table:table-cell table:style-name="ce8" table:formula="of:=SUM([.F28:.F30])" office:value-type="float" office:value="7" calcext:value-type="float">
            <text:p>7</text:p>
          </table:table-cell>
          <table:table-cell table:style-name="ce10" table:formula="of:=SUM([.H28:.H30])" office:value-type="float" office:value="179.210715840456" calcext:value-type="float">
            <text:p>179,2107</text:p>
          </table:table-cell>
          <table:table-cell table:style-name="ce10" table:formula="of:=(([.K24]-[.L24])^2)/[.L24]" office:value-type="float" office:value="165.484136990359" calcext:value-type="float">
            <text:p>165,484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0" table:formula="of:=[.E24]" office:value-type="float" office:value="4479.11764705882" calcext:value-type="float">
            <text:p>4479,1176</text:p>
          </table:table-cell>
          <table:table-cell table:style-name="ce10" table:formula="of:=SUM([.D25]+[.$D$11])" office:value-type="float" office:value="5374.94117647059" calcext:value-type="float">
            <text:p>5374,941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5]))-(1-EXP(-[.$G$6]*[.D25])))*RANDOM" office:value-type="float" office:value="3.02681100268878" calcext:value-type="float">
            <text:p>3,0268</text:p>
          </table:table-cell>
          <table:table-cell table:style-name="ce10" table:formula="of:=(([.F25]-[.G25])^2)/[.G25]" office:value-type="float" office:value="3.02681100268878" calcext:value-type="float">
            <text:p>3,026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[.F31]" office:value-type="float" office:value="10" calcext:value-type="float">
            <text:p>10</text:p>
          </table:table-cell>
          <table:table-cell table:style-name="ce10" table:formula="of:=[.G31]" office:value-type="float" office:value="9.25679615584484" calcext:value-type="float">
            <text:p>9,2568</text:p>
          </table:table-cell>
          <table:table-cell table:style-name="ce10" table:formula="of:=(([.K25]-[.L25])^2)/[.L25]" office:value-type="float" office:value="0.0596698841227316" calcext:value-type="float">
            <text:p>0,05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0" table:formula="of:=[.E25]" office:value-type="float" office:value="5374.94117647059" calcext:value-type="float">
            <text:p>5374,9412</text:p>
          </table:table-cell>
          <table:table-cell table:style-name="ce10" table:formula="of:=SUM([.D26]+[.$D$11])" office:value-type="float" office:value="6270.76470588235" calcext:value-type="float">
            <text:p>6270,7647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6]))-(1-EXP(-[.$G$6]*[.D26])))*RANDOM" office:value-type="float" office:value="0.0633493514501058" calcext:value-type="float">
            <text:p>0,0633</text:p>
          </table:table-cell>
          <table:table-cell table:style-name="ce10" table:formula="of:=(([.F26]-[.G26])^2)/[.G26]" office:value-type="float" office:value="0.0633493514501058" calcext:value-type="float">
            <text:p>0,0633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[.F32]" office:value-type="float" office:value="6" calcext:value-type="float">
            <text:p>6</text:p>
          </table:table-cell>
          <table:table-cell table:style-name="ce10" table:formula="of:=[.G32]" office:value-type="float" office:value="0.627456400059079" calcext:value-type="float">
            <text:p>0,6275</text:p>
          </table:table-cell>
          <table:table-cell table:style-name="ce10" table:formula="of:=(([.K26]-[.L26])^2)/[.L26]" office:value-type="float" office:value="46.0019608223749" calcext:value-type="float">
            <text:p>46,0020</text:p>
          </table:table-cell>
          <table:table-cell table:number-columns-repeated="4"/>
        </table:table-row>
        <table:table-row table:style-name="ro1">
          <table:table-cell office:value-type="float" office:value="14028" calcext:value-type="float">
            <text:p>14028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0" table:formula="of:=[.E26]" office:value-type="float" office:value="6270.76470588235" calcext:value-type="float">
            <text:p>6270,7647</text:p>
          </table:table-cell>
          <table:table-cell table:style-name="ce10" table:formula="of:=SUM([.D27]+[.$D$11])" office:value-type="float" office:value="7166.58823529412" calcext:value-type="float">
            <text:p>7166,5882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formula="of:=((1-EXP(-[.$G$6]*[.E27]))-(1-EXP(-[.$G$6]*[.D27])))*RANDOM" office:value-type="float" office:value="302.237372243771" calcext:value-type="float">
            <text:p>302,2374</text:p>
          </table:table-cell>
          <table:table-cell table:style-name="ce10" table:formula="of:=(([.F27]-[.G27])^2)/[.G27]" office:value-type="float" office:value="292.320088685534" calcext:value-type="float">
            <text:p>292,3201</text:p>
          </table:table-cell>
          <table:table-cell/>
          <table:table-cell table:style-name="ce40" office:value-type="float" office:value="14.15" calcext:value-type="float">
            <text:p>14,15</text:p>
          </table:table-cell>
          <table:table-cell table:style-name="ce8" table:formula="of:=SUM([.F33:.F34])" office:value-type="float" office:value="6" calcext:value-type="float">
            <text:p>6</text:p>
          </table:table-cell>
          <table:table-cell table:style-name="ce10" table:formula="of:=SUM([.G33:.G34])" office:value-type="float" office:value="0.237350923880327" calcext:value-type="float">
            <text:p>0,2374</text:p>
          </table:table-cell>
          <table:table-cell table:style-name="ce10" table:formula="of:=(([.K27]-[.L27])^2)/[.L27]" office:value-type="float" office:value="139.911502477431" calcext:value-type="float">
            <text:p>139,9115</text:p>
          </table:table-cell>
          <table:table-cell table:style-name="ce2" office:value-type="string" calcext:value-type="string">
            <text:p>Grados de libertad</text:p>
          </table:table-cell>
          <table:table-cell table:style-name="ce2" office:value-type="string" calcext:value-type="string">
            <text:p>CHI Calculado</text:p>
          </table:table-cell>
          <table:table-cell table:style-name="ce2" office:value-type="string" calcext:value-type="string">
            <text:p>CHI Tabla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0" table:formula="of:=[.E27]" office:value-type="float" office:value="7166.58823529412" calcext:value-type="float">
            <text:p>7166,5882</text:p>
          </table:table-cell>
          <table:table-cell table:style-name="ce10" table:formula="of:=SUM([.D28]+[.$D$11])" office:value-type="float" office:value="8062.41176470588" calcext:value-type="float">
            <text:p>8062,4118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(1-EXP(-[.$G$6]*[.E28]))-(1-EXP(-[.$G$6]*[.D28])))*RANDOM" office:value-type="float" office:value="155.785094495753" calcext:value-type="float">
            <text:p>155,7851</text:p>
          </table:table-cell>
          <table:table-cell table:style-name="ce10" table:formula="of:=(([.F28]-[.G28])^2)/[.G28]" office:value-type="float" office:value="147.887800085474" calcext:value-type="float">
            <text:p>147,8878</text:p>
          </table:table-cell>
          <table:table-cell/>
          <table:table-cell table:style-name="ce40" office:value-type="float" office:value="16.17" calcext:value-type="float">
            <text:p>16,17</text:p>
          </table:table-cell>
          <table:table-cell table:style-name="ce8" table:formula="of:=+SUM([.F35:.F36])" office:value-type="float" office:value="5" calcext:value-type="float">
            <text:p>5</text:p>
          </table:table-cell>
          <table:table-cell table:style-name="ce10" table:formula="of:=SUM([.G35:.G36])" office:value-type="float" office:value="0.0645340653240327" calcext:value-type="float">
            <text:p>0,0645</text:p>
          </table:table-cell>
          <table:table-cell table:style-name="ce10" table:formula="of:=(([.K28]-[.L28])^2)/[.L28]" office:value-type="float" office:value="377.456834154776" calcext:value-type="float">
            <text:p>377,4568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formula="of:=SUM([.M20:.M28])" office:value-type="float" office:value="2899.93441770494" calcext:value-type="float">
            <text:p>2899,9344</text:p>
          </table:table-cell>
          <table:table-cell table:style-name="ce10" table:formula="of:=+LEGACY.CHIINV([.C3];[.N28]-1-2)" office:value-type="float" office:value="10.6446406756684" calcext:value-type="float">
            <text:p>10,6446</text:p>
          </table:table-cell>
          <table:table-cell table:style-name="ce8" office:value-type="string" calcext:value-type="string">
            <text:p>Se rechaza H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0" table:formula="of:=[.E28]" office:value-type="float" office:value="8062.41176470588" calcext:value-type="float">
            <text:p>8062,4118</text:p>
          </table:table-cell>
          <table:table-cell table:style-name="ce10" table:formula="of:=SUM([.D29]+[.$D$11])" office:value-type="float" office:value="8958.23529411765" calcext:value-type="float">
            <text:p>8958,2353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(1-EXP(-[.$G$6]*[.E29]))-(1-EXP(-[.$G$6]*[.D29])))*RANDOM" office:value-type="float" office:value="0.209339972288331" calcext:value-type="float">
            <text:p>0,2093</text:p>
          </table:table-cell>
          <table:table-cell table:style-name="ce10" table:formula="of:=(([.F29]-[.G29])^2)/[.G29]" office:value-type="float" office:value="0.209339972288331" calcext:value-type="float">
            <text:p>0,209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0" table:formula="of:=[.E29]" office:value-type="float" office:value="8958.23529411765" calcext:value-type="float">
            <text:p>8958,2353</text:p>
          </table:table-cell>
          <table:table-cell table:style-name="ce10" table:formula="of:=SUM([.D30]+[.$D$11])" office:value-type="float" office:value="9854.05882352941" calcext:value-type="float">
            <text:p>9854,0588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((1-EXP(-[.$G$6]*[.E30]))-(1-EXP(-[.$G$6]*[.D30])))*RANDOM" office:value-type="float" office:value="0.244104394807163" calcext:value-type="float">
            <text:p>0,2441</text:p>
          </table:table-cell>
          <table:table-cell table:style-name="ce10" table:formula="of:=(([.F30]-[.G30])^2)/[.G30]" office:value-type="float" office:value="31.1135757826935" calcext:value-type="float">
            <text:p>31,1136</text:p>
          </table:table-cell>
          <table:table-cell table:number-columns-repeated="9"/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10" table:formula="of:=[.E30]" office:value-type="float" office:value="9854.05882352941" calcext:value-type="float">
            <text:p>9854,0588</text:p>
          </table:table-cell>
          <table:table-cell table:style-name="ce10" table:formula="of:=SUM([.D31]+[.$D$11])" office:value-type="float" office:value="10749.8823529412" calcext:value-type="float">
            <text:p>10749,8824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formula="of:=((1-EXP(-[.$G$6]*[.E31]))-(1-EXP(-[.$G$6]*[.D31])))*RANDOM" office:value-type="float" office:value="9.25679615584484" calcext:value-type="float">
            <text:p>9,2568</text:p>
          </table:table-cell>
          <table:table-cell table:style-name="ce10" table:formula="of:=(([.F31]-[.G31])^2)/[.G31]" office:value-type="float" office:value="0.0596698841227316" calcext:value-type="float">
            <text:p>0,059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0" table:formula="of:=[.E31]" office:value-type="float" office:value="10749.8823529412" calcext:value-type="float">
            <text:p>10749,8824</text:p>
          </table:table-cell>
          <table:table-cell table:style-name="ce10" table:formula="of:=SUM([.D32]+[.$D$11])" office:value-type="float" office:value="11645.7058823529" calcext:value-type="float">
            <text:p>11645,7059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formula="of:=((1-EXP(-[.$G$6]*[.E32]))-(1-EXP(-[.$G$6]*[.D32])))*RANDOM" office:value-type="float" office:value="0.627456400059079" calcext:value-type="float">
            <text:p>0,6275</text:p>
          </table:table-cell>
          <table:table-cell table:style-name="ce10" table:formula="of:=(([.F32]-[.G32])^2)/[.G32]" office:value-type="float" office:value="46.0019608223749" calcext:value-type="float">
            <text:p>46,002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0" table:formula="of:=[.E32]" office:value-type="float" office:value="11645.7058823529" calcext:value-type="float">
            <text:p>11645,7059</text:p>
          </table:table-cell>
          <table:table-cell table:style-name="ce10" table:formula="of:=SUM([.D33]+[.$D$11])" office:value-type="float" office:value="12541.5294117647" calcext:value-type="float">
            <text:p>12541,5294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((1-EXP(-[.$G$6]*[.E33]))-(1-EXP(-[.$G$6]*[.D33])))*RANDOM" office:value-type="float" office:value="0.0704218982942815" calcext:value-type="float">
            <text:p>0,0704</text:p>
          </table:table-cell>
          <table:table-cell table:style-name="ce10" table:formula="of:=(([.F33]-[.G33])^2)/[.G33]" office:value-type="float" office:value="52.8709356147048" calcext:value-type="float">
            <text:p>52,8709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0" table:formula="of:=[.E33]" office:value-type="float" office:value="12541.5294117647" calcext:value-type="float">
            <text:p>12541,5294</text:p>
          </table:table-cell>
          <table:table-cell table:style-name="ce10" table:formula="of:=SUM([.D34]+[.$D$11])" office:value-type="float" office:value="13437.3529411765" calcext:value-type="float">
            <text:p>13437,3529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formula="of:=((1-EXP(-[.$G$6]*[.E34]))-(1-EXP(-[.$G$6]*[.D34])))*RANDOM" office:value-type="float" office:value="0.166929025586045" calcext:value-type="float">
            <text:p>0,1669</text:p>
          </table:table-cell>
          <table:table-cell table:style-name="ce10" table:formula="of:=(([.F34]-[.G34])^2)/[.G34]" office:value-type="float" office:value="88.0160477982387" calcext:value-type="float">
            <text:p>88,016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10" table:formula="of:=[.E34]" office:value-type="float" office:value="13437.3529411765" calcext:value-type="float">
            <text:p>13437,3529</text:p>
          </table:table-cell>
          <table:table-cell table:style-name="ce10" table:formula="of:=SUM([.D35]+[.$D$11])" office:value-type="float" office:value="14333.1764705882" calcext:value-type="float">
            <text:p>14333,1765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formula="of:=((1-EXP(-[.$G$6]*[.E35]))-(1-EXP(-[.$G$6]*[.D35])))*RANDOM" office:value-type="float" office:value="0.063190853600311" calcext:value-type="float">
            <text:p>0,0632</text:p>
          </table:table-cell>
          <table:table-cell table:style-name="ce10" table:formula="of:=(([.F35]-[.G35])^2)/[.G35]" office:value-type="float" office:value="136.488866204118" calcext:value-type="float">
            <text:p>136,48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0" table:formula="of:=[.E35]" office:value-type="float" office:value="14333.1764705882" calcext:value-type="float">
            <text:p>14333,1765</text:p>
          </table:table-cell>
          <table:table-cell table:style-name="ce10" table:formula="of:=SUM([.D36]+[.$D$11])" office:value-type="float" office:value="15229" calcext:value-type="float">
            <text:p>15229,0000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((1-EXP(-[.$G$6]*[.E36]))-(1-EXP(-[.$G$6]*[.D36])))*RANDOM" office:value-type="float" office:value="0.00134321172372176" calcext:value-type="float">
            <text:p>0,0013</text:p>
          </table:table-cell>
          <table:table-cell table:style-name="ce10" table:formula="of:=(([.F36]-[.G36])^2)/[.G36]" office:value-type="float" office:value="2973.93842443138" calcext:value-type="float">
            <text:p>2973,9384</text:p>
          </table:table-cell>
          <table:table-cell table:number-columns-repeated="9"/>
        </table:table-row>
        <table:table-row table:style-name="ro1">
          <table:table-cell office:value-type="float" office:value="15229" calcext:value-type="float">
            <text:p>15229</text:p>
          </table:table-cell>
          <table:table-cell/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2"/>
          <table:table-cell table:number-columns-repeated="9"/>
        </table:table-row>
        <table:table-row table:style-name="ro1">
          <table:table-cell office:value-type="float" office:value="11994" calcext:value-type="float">
            <text:p>11994</text:p>
          </table:table-cell>
          <table:table-cell/>
          <table:table-cell table:style-name="ce37" table:number-columns-repeated="3"/>
          <table:table-cell table:style-name="ce12" table:formula="of:=SUM([.F20:.F36])" office:value-type="float" office:value="200" calcext:value-type="float">
            <text:p>200</text:p>
          </table:table-cell>
          <table:table-cell table:style-name="ce37" table:number-columns-repeated="2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14766" calcext:value-type="float">
            <text:p>14766</text:p>
          </table:table-cell>
          <table:table-cell table:number-columns-repeated="16"/>
        </table:table-row>
        <table:table-row table:style-name="ro1">
          <table:table-cell office:value-type="float" office:value="11582" calcext:value-type="float">
            <text:p>1158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12711" calcext:value-type="float">
            <text:p>12711</text:p>
          </table:table-cell>
          <table:table-cell table:number-columns-repeated="16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695" calcext:value-type="float">
            <text:p>12695</text:p>
          </table:table-cell>
          <table:table-cell table:number-columns-repeated="16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642" calcext:value-type="float">
            <text:p>12642</text:p>
          </table:table-cell>
          <table:table-cell table:number-columns-repeated="16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612" calcext:value-type="float">
            <text:p>12612</text:p>
          </table:table-cell>
          <table:table-cell table:number-columns-repeated="16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2515" calcext:value-type="float">
            <text:p>12515</text:p>
          </table:table-cell>
          <table:table-cell table:number-columns-repeated="16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11205" calcext:value-type="float">
            <text:p>11205</text:p>
          </table:table-cell>
          <table:table-cell table:number-columns-repeated="16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1202" calcext:value-type="float">
            <text:p>11202</text:p>
          </table:table-cell>
          <table:table-cell table:number-columns-repeated="16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1202" calcext:value-type="float">
            <text:p>11202</text:p>
          </table:table-cell>
          <table:table-cell table:number-columns-repeated="16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1201" calcext:value-type="float">
            <text:p>11201</text:p>
          </table:table-cell>
          <table:table-cell table:number-columns-repeated="16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1202" calcext:value-type="float">
            <text:p>11202</text:p>
          </table:table-cell>
          <table:table-cell table:number-columns-repeated="16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16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16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16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16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16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</table:table>
      <table:named-expressions>
        <table:named-range table:name="RANDOM" table:base-cell-address="$'Segunda variable aleatoria'.$A$7" table:cell-range-address="$'Segunda variable aleatoria'.$A$7:.$A$206"/>
        <table:named-range table:name="RND" table:base-cell-address="$'Segunda variable aleatoria'.$A$7" table:cell-range-address="$'Primera variable aleatoria'.$A$7:.$A$20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12" number:min-decimal-places="12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10" number:min-decimal-places="10" number:min-integer-digits="1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8" number:min-decimal-places="8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5" number:min-decimal-places="5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4" number:min-decimal-places="14" number:min-integer-digits="1"/>
    </number:number-style>
    <number:date-style style:name="N156">
      <number:day/>
      <number:text>-</number:text>
      <number:month number:textual="true"/>
    </number:date-style>
    <number:number-style style:name="N157">
      <number:number number:decimal-places="4" number:min-decimal-places="4" number:min-integer-digits="1" number:grouping="true"/>
    </number:number-style>
    <number:number-style style:name="N158">
      <number:number number:decimal-places="1" number:min-decimal-places="1" number:min-integer-digits="1"/>
    </number:number-style>
    <number:number-style style:name="N159">
      <number:number number:decimal-places="16" number:min-decimal-places="16" number:min-integer-digits="1"/>
    </number:number-style>
    <number:number-style style:name="N16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6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6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6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6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6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6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6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1">
      <number:number number:decimal-places="17" number:min-decimal-places="17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20:14:41.52063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5:53:18.820788000</meta:creation-date>
    <dc:date>2025-08-24T20:42:20.286410200</dc:date>
    <meta:editing-duration>PT1H16M35S</meta:editing-duration>
    <meta:editing-cycles>15</meta:editing-cycles>
    <meta:generator>LibreOffice/25.2.5.2$Windows_X86_64 LibreOffice_project/03d19516eb2e1dd5d4ccd751a0d6f35f35e08022</meta:generator>
    <meta:document-statistic meta:table-count="2" meta:cell-count="77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5.381cm" svg:height="14.277cm" xlink:href=".." xlink:type="simple" chart:class="chart:bar" chart:style-name="ch1">
        <chart:legend chart:legend-position="end" svg:x="22.944cm" svg:y="6.839cm" style:legend-expansion="high" chart:style-name="ch2"/>
        <chart:plot-area chart:style-name="ch3" svg:x="1.518cm" svg:y="0.285cm" svg:width="20.919cm" svg:height="12.726cm">
          <chart:coordinate-region svg:x="2.494cm" svg:y="0.484cm" svg:width="19.943cm" svg:height="10.44cm"/>
          <chart:axis chart:dimension="x" chart:name="primary-x" chart:style-name="ch4" chartooo:axis-type="auto">
            <chartooo:date-scale/>
            <chart:title svg:x="10.879cm" svg:y="13.296cm" chart:style-name="ch5">
              <text:p><text:span text:style-name="T1">Limite superior</text:span></text:p>
            </chart:title>
            <chart:categories table:cell-range-address="'Primera variable aleatoria'.E20:'Primera variable aleatoria'.E36"/>
          </chart:axis>
          <chart:axis chart:dimension="y" chart:name="primary-y" chart:style-name="ch6">
            <chart:title svg:x="0.451cm" svg:y="8.276cm" chart:style-name="ch7">
              <text:p><text:span text:style-name="T1">Frecuencia observada</text:span></text:p>
            </chart:title>
            <chart:grid chart:style-name="ch8" chart:class="major"/>
          </chart:axis>
          <chart:series chart:style-name="ch9" chart:values-cell-range-address="'Primera variable aleatoria'.F20:'Primera variable aleatoria'.F36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236108.588235294">
                <text:p>236108.588235294</text:p>
                <draw:g>
                  <svg:desc>'Primera variable aleatoria'.E20:'Primera variable aleatoria'.E36</svg:desc>
                </draw:g>
              </table:table-cell>
              <table:table-cell office:value-type="float" office:value="140">
                <text:p>140</text:p>
                <draw:g>
                  <svg:desc>'Primera variable aleatoria'.F20:'Primera variable aleatoria'.F36</svg:desc>
                </draw:g>
              </table:table-cell>
            </table:table-row>
            <table:table-row>
              <table:table-cell office:value-type="float" office:value="448008.176470588">
                <text:p>448008.17647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907.764705882">
                <text:p>659907.7647058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71807.352941177">
                <text:p>871807.352941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3706.94117647">
                <text:p>1083706.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5606.52941176">
                <text:p>1295606.529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7506.11764706">
                <text:p>1507506.117647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19405.70588235">
                <text:p>1719405.70588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1305.29411765">
                <text:p>1931305.294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3204.88235294">
                <text:p>2143204.88235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5104.47058824">
                <text:p>2355104.47058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7004.05882353">
                <text:p>2567004.0588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8903.64705882">
                <text:p>2778903.64705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90803.23529412">
                <text:p>2990803.23529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02702.82352941">
                <text:p>3202702.82352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14602.41176471">
                <text:p>3414602.4117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6502">
                <text:p>362650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5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71cm" svg:height="14.046cm" xlink:href=".." xlink:type="simple" chart:class="chart:bar" chart:style-name="ch1">
        <chart:legend chart:legend-position="end" svg:x="22.476cm" svg:y="6.724cm" style:legend-expansion="high" chart:style-name="ch2"/>
        <chart:plot-area chart:style-name="ch3" svg:x="0.499cm" svg:y="0.28cm" svg:width="21.478cm" svg:height="13.486cm">
          <chart:coordinate-region svg:x="2.567cm" svg:y="0.479cm" svg:width="19.41cm" svg:height="11.201cm"/>
          <chart:axis chart:dimension="x" chart:name="primary-x" chart:style-name="ch4" chartooo:axis-type="auto">
            <chartooo:date-scale/>
            <chart:categories table:cell-range-address="'Primera variable aleatoria'.E20:'Primera variable aleatoria'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imera variable aleatoria'.G20:'Primera variable aleatoria'.G36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236108.588235294">
                <text:p>236108.588235294</text:p>
                <draw:g>
                  <svg:desc>'Primera variable aleatoria'.E20:'Primera variable aleatoria'.E36</svg:desc>
                </draw:g>
              </table:table-cell>
              <table:table-cell office:value-type="float" office:value="19014.4502308358">
                <text:p>19014.4502308358</text:p>
                <draw:g>
                  <svg:desc>'Primera variable aleatoria'.G20:'Primera variable aleatoria'.G36</svg:desc>
                </draw:g>
              </table:table-cell>
            </table:table-row>
            <table:table-row>
              <table:table-cell office:value-type="float" office:value="448008.176470588">
                <text:p>448008.176470588</text:p>
              </table:table-cell>
              <table:table-cell office:value-type="float" office:value="14131.285817148">
                <text:p>14131.285817148</text:p>
              </table:table-cell>
            </table:table-row>
            <table:table-row>
              <table:table-cell office:value-type="float" office:value="659907.764705882">
                <text:p>659907.764705882</text:p>
              </table:table-cell>
              <table:table-cell office:value-type="float" office:value="81631.5818764387">
                <text:p>81631.5818764387</text:p>
              </table:table-cell>
            </table:table-row>
            <table:table-row>
              <table:table-cell office:value-type="float" office:value="871807.352941177">
                <text:p>871807.352941177</text:p>
              </table:table-cell>
              <table:table-cell office:value-type="float" office:value="6110.78313799472">
                <text:p>6110.78313799472</text:p>
              </table:table-cell>
            </table:table-row>
            <table:table-row>
              <table:table-cell office:value-type="float" office:value="1083706.94117647">
                <text:p>1083706.94117647</text:p>
              </table:table-cell>
              <table:table-cell office:value-type="float" office:value="9026.32871904036">
                <text:p>9026.32871904036</text:p>
              </table:table-cell>
            </table:table-row>
            <table:table-row>
              <table:table-cell office:value-type="float" office:value="1295606.52941176">
                <text:p>1295606.52941176</text:p>
              </table:table-cell>
              <table:table-cell office:value-type="float" office:value="1167.37682594849">
                <text:p>1167.37682594849</text:p>
              </table:table-cell>
            </table:table-row>
            <table:table-row>
              <table:table-cell office:value-type="float" office:value="1507506.11764706">
                <text:p>1507506.11764706</text:p>
              </table:table-cell>
              <table:table-cell office:value-type="float" office:value="1077.74619946068">
                <text:p>1077.74619946068</text:p>
              </table:table-cell>
            </table:table-row>
            <table:table-row>
              <table:table-cell office:value-type="float" office:value="1719405.70588235">
                <text:p>1719405.70588235</text:p>
              </table:table-cell>
              <table:table-cell office:value-type="float" office:value="61025.6034072181">
                <text:p>61025.6034072181</text:p>
              </table:table-cell>
            </table:table-row>
            <table:table-row>
              <table:table-cell office:value-type="float" office:value="1931305.29411765">
                <text:p>1931305.29411765</text:p>
              </table:table-cell>
              <table:table-cell office:value-type="float" office:value="19302.6937692799">
                <text:p>19302.6937692799</text:p>
              </table:table-cell>
            </table:table-row>
            <table:table-row>
              <table:table-cell office:value-type="float" office:value="2143204.88235294">
                <text:p>2143204.88235294</text:p>
              </table:table-cell>
              <table:table-cell office:value-type="float" office:value="249.896078875292">
                <text:p>249.896078875292</text:p>
              </table:table-cell>
            </table:table-row>
            <table:table-row>
              <table:table-cell office:value-type="float" office:value="2355104.47058824">
                <text:p>2355104.47058824</text:p>
              </table:table-cell>
              <table:table-cell office:value-type="float" office:value="442.880650188564">
                <text:p>442.880650188564</text:p>
              </table:table-cell>
            </table:table-row>
            <table:table-row>
              <table:table-cell office:value-type="float" office:value="2567004.05882353">
                <text:p>2567004.05882353</text:p>
              </table:table-cell>
              <table:table-cell office:value-type="float" office:value="320.181715512104">
                <text:p>320.181715512104</text:p>
              </table:table-cell>
            </table:table-row>
            <table:table-row>
              <table:table-cell office:value-type="float" office:value="2778903.64705882">
                <text:p>2778903.64705882</text:p>
              </table:table-cell>
              <table:table-cell office:value-type="float" office:value="1915.17287449207">
                <text:p>1915.17287449207</text:p>
              </table:table-cell>
            </table:table-row>
            <table:table-row>
              <table:table-cell office:value-type="float" office:value="2990803.23529412">
                <text:p>2990803.23529412</text:p>
              </table:table-cell>
              <table:table-cell office:value-type="float" office:value="142.61479376613">
                <text:p>142.61479376613</text:p>
              </table:table-cell>
            </table:table-row>
            <table:table-row>
              <table:table-cell office:value-type="float" office:value="3202702.82352941">
                <text:p>3202702.82352941</text:p>
              </table:table-cell>
              <table:table-cell office:value-type="float" office:value="210.469970667011">
                <text:p>210.469970667011</text:p>
              </table:table-cell>
            </table:table-row>
            <table:table-row>
              <table:table-cell office:value-type="float" office:value="3414602.41176471">
                <text:p>3414602.41176471</text:p>
              </table:table-cell>
              <table:table-cell office:value-type="float" office:value="27.3482653394008">
                <text:p>27.3482653394008</text:p>
              </table:table-cell>
            </table:table-row>
            <table:table-row>
              <table:table-cell office:value-type="float" office:value="3626502">
                <text:p>3626502</text:p>
              </table:table-cell>
              <table:table-cell office:value-type="float" office:value="24.4689865208808">
                <text:p>24.4689865208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07cm" svg:height="11.873cm" xlink:href=".." xlink:type="simple" chart:class="chart:bar" chart:style-name="ch1">
        <chart:legend chart:legend-position="end" svg:x="18.67cm" svg:y="5.637cm" style:legend-expansion="high" chart:style-name="ch2"/>
        <chart:plot-area chart:style-name="ch3" svg:x="0.422cm" svg:y="0.237cm" svg:width="17.826cm" svg:height="11.399cm">
          <chart:coordinate-region svg:x="1.247cm" svg:y="0.436cm" svg:width="17.001cm" svg:height="9.384cm"/>
          <chart:axis chart:dimension="x" chart:name="primary-x" chart:style-name="ch4" chartooo:axis-type="auto">
            <chartooo:date-scale/>
            <chart:categories table:cell-range-address="'Segunda variable aleatoria'.E20:'Segunda variable aleatoria'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gunda variable aleatoria'.F20:'Segunda variable aleatoria'.F36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895.823529411765">
                <text:p>895.823529411765</text:p>
                <draw:g>
                  <svg:desc>'Segunda variable aleatoria'.E20:'Segunda variable aleatoria'.E36</svg:desc>
                </draw:g>
              </table:table-cell>
              <table:table-cell office:value-type="float" office:value="140">
                <text:p>140</text:p>
                <draw:g>
                  <svg:desc>'Segunda variable aleatoria'.F20:'Segunda variable aleatoria'.F36</svg:desc>
                </draw:g>
              </table:table-cell>
            </table:table-row>
            <table:table-row>
              <table:table-cell office:value-type="float" office:value="1791.64705882353">
                <text:p>1791.64705882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7.47058823529">
                <text:p>2687.470588235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83.29411764706">
                <text:p>3583.29411764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79.11764705882">
                <text:p>4479.1176470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4.94117647059">
                <text:p>5374.9411764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0.76470588235">
                <text:p>6270.764705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6.58823529412">
                <text:p>7166.58823529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62.41176470588">
                <text:p>8062.4117647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58.23529411765">
                <text:p>8958.235294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4.05882352941">
                <text:p>9854.05882352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49.8823529412">
                <text:p>10749.8823529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45.7058823529">
                <text:p>11645.7058823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541.5294117647">
                <text:p>12541.5294117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37.3529411765">
                <text:p>13437.3529411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333.1764705882">
                <text:p>14333.1764705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29">
                <text:p>1522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5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74cm" svg:height="11.966cm" xlink:href=".." xlink:type="simple" chart:class="chart:bar" chart:style-name="ch1">
        <chart:legend chart:legend-position="end" svg:x="18.779cm" svg:y="5.684cm" style:legend-expansion="high" chart:style-name="ch2"/>
        <chart:plot-area chart:style-name="ch3" svg:x="0.425cm" svg:y="0.239cm" svg:width="17.929cm" svg:height="11.488cm">
          <chart:coordinate-region svg:x="2.111cm" svg:y="0.438cm" svg:width="16.243cm" svg:height="9.473cm"/>
          <chart:axis chart:dimension="x" chart:name="primary-x" chart:style-name="ch4" chartooo:axis-type="auto">
            <chartooo:date-scale/>
            <chart:categories table:cell-range-address="'Segunda variable aleatoria'.E20:'Segunda variable aleatoria'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gunda variable aleatoria'.G20:'Segunda variable aleatoria'.G36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895.823529411765">
                <text:p>895.823529411765</text:p>
                <draw:g>
                  <svg:desc>'Segunda variable aleatoria'.E20:'Segunda variable aleatoria'.E36</svg:desc>
                </draw:g>
              </table:table-cell>
              <table:table-cell office:value-type="float" office:value="11.5125968781059">
                <text:p>11.5125968781059</text:p>
                <draw:g>
                  <svg:desc>'Segunda variable aleatoria'.G20:'Segunda variable aleatoria'.G36</svg:desc>
                </draw:g>
              </table:table-cell>
            </table:table-row>
            <table:table-row>
              <table:table-cell office:value-type="float" office:value="1791.64705882353">
                <text:p>1791.64705882353</text:p>
              </table:table-cell>
              <table:table-cell office:value-type="float" office:value="438.532267808504">
                <text:p>438.532267808504</text:p>
              </table:table-cell>
            </table:table-row>
            <table:table-row>
              <table:table-cell office:value-type="float" office:value="2687.47058823529">
                <text:p>2687.47058823529</text:p>
              </table:table-cell>
              <table:table-cell office:value-type="float" office:value="30.3322843209321">
                <text:p>30.3322843209321</text:p>
              </table:table-cell>
            </table:table-row>
            <table:table-row>
              <table:table-cell office:value-type="float" office:value="3583.29411764706">
                <text:p>3583.29411764706</text:p>
              </table:table-cell>
              <table:table-cell office:value-type="float" office:value="3.32127951687822">
                <text:p>3.32127951687822</text:p>
              </table:table-cell>
            </table:table-row>
            <table:table-row>
              <table:table-cell office:value-type="float" office:value="4479.11764705882">
                <text:p>4479.11764705882</text:p>
              </table:table-cell>
              <table:table-cell office:value-type="float" office:value="7.87280614240983">
                <text:p>7.87280614240983</text:p>
              </table:table-cell>
            </table:table-row>
            <table:table-row>
              <table:table-cell office:value-type="float" office:value="5374.94117647059">
                <text:p>5374.94117647059</text:p>
              </table:table-cell>
              <table:table-cell office:value-type="float" office:value="3.02681100268878">
                <text:p>3.02681100268878</text:p>
              </table:table-cell>
            </table:table-row>
            <table:table-row>
              <table:table-cell office:value-type="float" office:value="6270.76470588235">
                <text:p>6270.76470588235</text:p>
              </table:table-cell>
              <table:table-cell office:value-type="float" office:value="0.0633493514501058">
                <text:p>0.0633493514501058</text:p>
              </table:table-cell>
            </table:table-row>
            <table:table-row>
              <table:table-cell office:value-type="float" office:value="7166.58823529412">
                <text:p>7166.58823529412</text:p>
              </table:table-cell>
              <table:table-cell office:value-type="float" office:value="302.237372243771">
                <text:p>302.237372243771</text:p>
              </table:table-cell>
            </table:table-row>
            <table:table-row>
              <table:table-cell office:value-type="float" office:value="8062.41176470588">
                <text:p>8062.41176470588</text:p>
              </table:table-cell>
              <table:table-cell office:value-type="float" office:value="155.785094495753">
                <text:p>155.785094495753</text:p>
              </table:table-cell>
            </table:table-row>
            <table:table-row>
              <table:table-cell office:value-type="float" office:value="8958.23529411765">
                <text:p>8958.23529411765</text:p>
              </table:table-cell>
              <table:table-cell office:value-type="float" office:value="0.209339972288331">
                <text:p>0.209339972288331</text:p>
              </table:table-cell>
            </table:table-row>
            <table:table-row>
              <table:table-cell office:value-type="float" office:value="9854.05882352941">
                <text:p>9854.05882352941</text:p>
              </table:table-cell>
              <table:table-cell office:value-type="float" office:value="0.244104394807163">
                <text:p>0.244104394807163</text:p>
              </table:table-cell>
            </table:table-row>
            <table:table-row>
              <table:table-cell office:value-type="float" office:value="10749.8823529412">
                <text:p>10749.8823529412</text:p>
              </table:table-cell>
              <table:table-cell office:value-type="float" office:value="9.25679615584484">
                <text:p>9.25679615584484</text:p>
              </table:table-cell>
            </table:table-row>
            <table:table-row>
              <table:table-cell office:value-type="float" office:value="11645.7058823529">
                <text:p>11645.7058823529</text:p>
              </table:table-cell>
              <table:table-cell office:value-type="float" office:value="0.627456400059079">
                <text:p>0.627456400059079</text:p>
              </table:table-cell>
            </table:table-row>
            <table:table-row>
              <table:table-cell office:value-type="float" office:value="12541.5294117647">
                <text:p>12541.5294117647</text:p>
              </table:table-cell>
              <table:table-cell office:value-type="float" office:value="0.0704218982942815">
                <text:p>0.0704218982942815</text:p>
              </table:table-cell>
            </table:table-row>
            <table:table-row>
              <table:table-cell office:value-type="float" office:value="13437.3529411765">
                <text:p>13437.3529411765</text:p>
              </table:table-cell>
              <table:table-cell office:value-type="float" office:value="0.166929025586045">
                <text:p>0.166929025586045</text:p>
              </table:table-cell>
            </table:table-row>
            <table:table-row>
              <table:table-cell office:value-type="float" office:value="14333.1764705882">
                <text:p>14333.1764705882</text:p>
              </table:table-cell>
              <table:table-cell office:value-type="float" office:value="0.063190853600311">
                <text:p>0.063190853600311</text:p>
              </table:table-cell>
            </table:table-row>
            <table:table-row>
              <table:table-cell office:value-type="float" office:value="15229">
                <text:p>15229</text:p>
              </table:table-cell>
              <table:table-cell office:value-type="float" office:value="0.00134321172372176">
                <text:p>0.00134321172372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